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2778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First</text:p>
          </table:table-cell>
          <table:table-cell office:value-type="time" office:time-value="PT17H17M23.000S" table:style-name="ce9">
            <text:p>17:17:23</text:p>
          </table:table-cell>
          <table:table-cell office:value-type="string" table:style-name="ce12">
            <text:p>Last</text:p>
          </table:table-cell>
          <table:table-cell office:value-type="time" office:time-value="PT17H21M23.000S" table:style-name="ce9">
            <text:p>17:21:23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8.5333333333333332" table:style-name="ce13">
            <text:p>9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71.266666666666666" table:style-name="ce14">
            <text:p>71.3</text:p>
          </table:table-cell>
          <table:table-cell office:value-type="float" office:value="8.2222222222222214" table:style-name="ce14">
            <text:p>8.2</text:p>
          </table:table-cell>
          <table:table-cell office:value-type="float" office:value="0" table:style-name="ce14">
            <text:p>0.0</text:p>
          </table:table-cell>
          <table:table-cell office:value-type="float" office:value="20.511111111111109" table:style-name="ce14">
            <text:p>20.5</text:p>
          </table:table-cell>
          <table:table-cell office:value-type="float" office:value="79.48888888888888" table:style-name="ce14">
            <text:p>79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7.399999999999999" table:style-name="ce13">
            <text:p>1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7.1" table:style-name="ce14">
            <text:p>87.1</text:p>
          </table:table-cell>
          <table:table-cell office:value-type="float" office:value="12.4" table:style-name="ce14">
            <text:p>12.4</text:p>
          </table:table-cell>
          <table:table-cell office:value-type="float" office:value="0" table:style-name="ce14">
            <text:p>0.0</text:p>
          </table:table-cell>
          <table:table-cell office:value-type="float" office:value="97.7" table:style-name="ce14">
            <text:p>97.7</text:p>
          </table:table-cell>
          <table:table-cell office:value-type="float" office:value="98.600000000000009" table:style-name="ce14">
            <text:p>98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6633H19M53.000S" table:style-name="ce9">
            <text:p>17:19:53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2221702525724976" table:style-name="ce14">
            <text:p>1.2</text:p>
          </table:table-cell>
          <table:table-cell office:value-type="float" office:value="1.5081081081081082" table:style-name="ce14">
            <text:p>1.5</text:p>
          </table:table-cell>
          <table:table-cell office:value-type="float" office:value="0" table:style-name="ce14">
            <text:p>0.0</text:p>
          </table:table-cell>
          <table:table-cell office:value-type="float" office:value="4.7632719393282779" table:style-name="ce14">
            <text:p>4.8</text:p>
          </table:table-cell>
          <table:table-cell office:value-type="float" office:value="1.2404249370981271" table:style-name="ce14">
            <text:p>1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6.0000000000000001E-3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360.666" table:style-name="ce13">
            <text:p>3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1.6635890269667783E-5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18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7-19T00:00:00" table:style-name="ce5">
            <text:p>19-Jul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18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9" table:style-name="ce4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7M17.220S" table:style-name="ce6">
            <text:p>00:17: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38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70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5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20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29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6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475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3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81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655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35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071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132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81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4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7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9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8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726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21891 0 37047 3874699 9175 0 2335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79240 0 9805 960037 3238 0 1297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88773 0 10317 962360 2336 0 390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79548 0 8346 975270 191 0 32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74329 0 8578 977030 3409 0 325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3406221 49 1643 0 0 0 0 2 0 1 0 0 0 635 0 26123 66 0 0 0 0 0 0 0 22 0 0 0 0 0 0 0 0 81492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7267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42687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6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6719492 0 1371210 269130 23928759 26163 0 1056 324312 1024 797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942565965 23693352 <text:s text:c="3"/>0 <text:s text:c="3"/>0 <text:s text:c="3"/>0 <text:s text:c="4"/>0 <text:s text:c="9"/>0 <text:s text:c="8"/>0 2942565965 2369335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77619294 <text:s/>458269 <text:s text:c="3"/>0 <text:s/>154 <text:s text:c="3"/>0 <text:s text:c="4"/>0 <text:s text:c="9"/>0 <text:s text:c="8"/>0 757064778 <text:s/>69137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355 7354 717718 268736 13763 453741 3750160 3607320 0 122668 3884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252 7324 716666 268064 13763 453741 3750160 3607320 0 122480 38840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84 0 0 0 0 0 84 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508 0 0 0 0 0 508 5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52 184554 21 21 6 53 78 53 20 0 1 0 4 2932736 414 4294967295 13946880 14046716 0 0 0 0 0 4096 536946211 4294967295 0 0 0 0 0 0 14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58269 errors:0 dropped:154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9137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77619294 (77.6 MB) <text:s/>TX bytes:757064778 (757.0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369335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369335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942565965 (2.9 GB) <text:s/>TX bytes:2942565965 (2.9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28 <text:s text:c="5"/>2852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2.30556in" svg:width="13.02778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73611in" svg:width="13.02778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1.5" table:style-name="ce1">
            <text:p>1.5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50.1" table:style-name="ce1">
            <text:p>50.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45.7" table:style-name="ce1">
            <text:p>45.7</text:p>
          </table:table-cell>
          <table:table-cell office:value-type="float" office:value="54.300000000000004" table:style-name="ce1">
            <text:p>54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83.4" table:style-name="ce1">
            <text:p>83.4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95.800000000000011" table:style-name="ce1">
            <text:p>95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84.6" table:style-name="ce1">
            <text:p>84.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.4" table:style-name="ce1">
            <text:p>10.4</text:p>
          </table:table-cell>
          <table:table-cell office:value-type="float" office:value="89.6" table:style-name="ce1">
            <text:p>89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82.2" table:style-name="ce1">
            <text:p>82.2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87.1" table:style-name="ce1">
            <text:p>87.1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83.4" table:style-name="ce1">
            <text:p>83.4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.2</text:p>
          </table:table-cell>
          <table:table-cell office:value-type="float" office:value="94.800000000000011" table:style-name="ce1">
            <text:p>94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86.9" table:style-name="ce1">
            <text:p>86.9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98.600000000000009" table:style-name="ce1">
            <text:p>98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82.2" table:style-name="ce1">
            <text:p>82.2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71.266666666666666" table:style-name="ce1">
            <text:p>71.26666667</text:p>
          </table:table-cell>
          <table:table-cell office:value-type="float" office:value="8.2222222222222214" table:style-name="ce1">
            <text:p>8.222222222</text:p>
          </table:table-cell>
          <table:table-cell office:value-type="float" office:value="0" table:style-name="ce1">
            <text:p>0</text:p>
          </table:table-cell>
          <table:table-cell office:value-type="float" office:value="20.511111111111109" table:style-name="ce1">
            <text:p>20.51111111</text:p>
          </table:table-cell>
          <table:table-cell office:value-type="float" office:value="79.48888888888888" table:style-name="ce1">
            <text:p>79.48888889</text:p>
          </table:table-cell>
          <table:table-cell table:number-columns-repeated="16378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2778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72.111111111111114" table:style-name="ce11">
            <text:p>72.1</text:p>
          </table:table-cell>
          <table:table-cell office:value-type="float" office:value="8.1111111111111107" table:style-name="ce11">
            <text:p>8.1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19.744444444444447" table:style-name="ce11">
            <text:p>19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71.888888888888886" table:style-name="ce11">
            <text:p>71.9</text:p>
          </table:table-cell>
          <table:table-cell office:value-type="float" office:value="8.4222222222222243" table:style-name="ce11">
            <text:p>8.4</text:p>
          </table:table-cell>
          <table:table-cell office:value-type="float" office:value="3.333333333333334E-2" table:style-name="ce11">
            <text:p>0.0</text:p>
          </table:table-cell>
          <table:table-cell office:value-type="float" office:value="19.666666666666668" table:style-name="ce11">
            <text:p>19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71.755555555555546" table:style-name="ce11">
            <text:p>71.8</text:p>
          </table:table-cell>
          <table:table-cell office:value-type="float" office:value="7.9888888888888898" table:style-name="ce11">
            <text:p>8.0</text:p>
          </table:table-cell>
          <table:table-cell office:value-type="float" office:value="0" table:style-name="ce11">
            <text:p>0.0</text:p>
          </table:table-cell>
          <table:table-cell office:value-type="float" office:value="20.255555555555553" table:style-name="ce11">
            <text:p>2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71.955555555555563" table:style-name="ce11">
            <text:p>72.0</text:p>
          </table:table-cell>
          <table:table-cell office:value-type="float" office:value="8.3888888888888893" table:style-name="ce11">
            <text:p>8.4</text:p>
          </table:table-cell>
          <table:table-cell office:value-type="float" office:value="4.4444444444444446E-2" table:style-name="ce11">
            <text:p>0.0</text:p>
          </table:table-cell>
          <table:table-cell office:value-type="float" office:value="19.600000000000001" table:style-name="ce11">
            <text:p>19.6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2.30556in" svg:width="13.02778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73611in" svg:width="13.02778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18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2.2000000000000002" table:style-name="ce1">
            <text:p>2.2</text:p>
          </table:table-cell>
          <table:table-cell table:number-columns-repeated="16380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0" table:style-name="ce1">
            <text:p>0</text:p>
          </table:table-cell>
          <table:table-cell office:value-type="float" office:value="1092.4000000000001" table:style-name="ce1">
            <text:p>1092.4</text:p>
          </table:table-cell>
          <table:table-cell office:value-type="float" office:value="15.2" table:style-name="ce1">
            <text:p>15.2</text:p>
          </table:table-cell>
          <table:table-cell table:number-columns-repeated="16380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0.2" table:style-name="ce1">
            <text:p>0.2</text:p>
          </table:table-cell>
          <table:table-cell office:value-type="float" office:value="140.6" table:style-name="ce1">
            <text:p>140.6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0" table:style-name="ce1">
            <text:p>0</text:p>
          </table:table-cell>
          <table:table-cell office:value-type="float" office:value="291.8" table:style-name="ce1">
            <text:p>291.8</text:p>
          </table:table-cell>
          <table:table-cell office:value-type="float" office:value="8.1999999999999993" table:style-name="ce1">
            <text:p>8.2</text:p>
          </table:table-cell>
          <table:table-cell table:number-columns-repeated="16380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0" table:style-name="ce1">
            <text:p>0</text:p>
          </table:table-cell>
          <table:table-cell office:value-type="float" office:value="5953" table:style-name="ce1">
            <text:p>5953</text:p>
          </table:table-cell>
          <table:table-cell office:value-type="float" office:value="17.399999999999999" table:style-name="ce1">
            <text:p>17.4</text:p>
          </table:table-cell>
          <table:table-cell table:number-columns-repeated="16380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0" table:style-name="ce1">
            <text:p>0</text:p>
          </table:table-cell>
          <table:table-cell office:value-type="float" office:value="1991.4" table:style-name="ce1">
            <text:p>1991.4</text:p>
          </table:table-cell>
          <table:table-cell office:value-type="float" office:value="12.4" table:style-name="ce1">
            <text:p>12.4</text:p>
          </table:table-cell>
          <table:table-cell table:number-columns-repeated="16380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0" table:style-name="ce1">
            <text:p>0</text:p>
          </table:table-cell>
          <table:table-cell office:value-type="float" office:value="1843.6" table:style-name="ce1">
            <text:p>1843.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0" table:style-name="ce1">
            <text:p>0</text:p>
          </table:table-cell>
          <table:table-cell office:value-type="float" office:value="636.4" table:style-name="ce1">
            <text:p>636.4</text:p>
          </table:table-cell>
          <table:table-cell office:value-type="float" office:value="6.2" table:style-name="ce1">
            <text:p>6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2222222222222223E-2" table:formula="msoxl:=AVERAGE(B2:B10)" table:style-name="ce8">
            <text:p>0.0</text:p>
          </table:table-cell>
          <table:table-cell office:value-type="float" office:value="1335.8000000000002" table:formula="msoxl:=AVERAGE(C2:C10)" table:style-name="ce8">
            <text:p>1335.8</text:p>
          </table:table-cell>
          <table:table-cell office:value-type="float" office:value="8.5333333333333332" table:formula="msoxl:=AVERAGE(D2:D10)" table:style-name="ce8">
            <text:p>8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17777777777777781" table:formula="msoxl:=IF(B12=0,0,MAX(SUMPRODUCT(B2:B10,B2:B10)/SUM(B2:B10)-B12,0))" table:style-name="ce8">
            <text:p>0.2</text:p>
          </table:table-cell>
          <table:table-cell office:value-type="float" office:value="2366.6281113273776" table:formula="msoxl:=IF(C12=0,0,MAX(SUMPRODUCT(C2:C10,C2:C10)/SUM(C2:C10)-C12,0))" table:style-name="ce8">
            <text:p>2366.6</text:p>
          </table:table-cell>
          <table:table-cell office:value-type="float" office:value="3.8666666666666671" table:formula="msoxl:=IF(D12=0,0,MAX(SUMPRODUCT(D2:D10,D2:D10)/SUM(D2:D10)-D12,0))" table:style-name="ce8">
            <text:p>3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7755575615628914E-17" table:formula="msoxl:=ABS(MAX(B2:B10)-B12-B13)" table:style-name="ce8">
            <text:p>0.0</text:p>
          </table:table-cell>
          <table:table-cell office:value-type="float" office:value="2250.5718886726222" table:formula="msoxl:=ABS(MAX(C2:C10)-C12-C13)" table:style-name="ce8">
            <text:p>2250.6</text:p>
          </table:table-cell>
          <table:table-cell office:value-type="float" office:value="4.9999999999999982" table:formula="msoxl:=ABS(MAX(D2:D10)-D12-D13)" table:style-name="ce8">
            <text:p>5.0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2.30556in" svg:width="13.02778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73611in" svg:width="13.02778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.400000000000006" table:style-name="ce1">
            <text:p>66.4</text:p>
          </table:table-cell>
          <table:table-cell table:number-columns-repeated="1612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72.2" table:style-name="ce1">
            <text:p>72.2</text:p>
          </table:table-cell>
          <table:table-cell office:value-type="float" office:value="72.2" table:style-name="ce1">
            <text:p>7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4.4" table:style-name="ce1">
            <text:p>144.4</text:p>
          </table:table-cell>
          <table:table-cell table:number-columns-repeated="1612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8" table:style-name="ce1">
            <text:p>88</text:p>
          </table:table-cell>
          <table:table-cell table:number-columns-repeated="1612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.599999999999994" table:style-name="ce1">
            <text:p>70.6</text:p>
          </table:table-cell>
          <table:table-cell table:number-columns-repeated="1612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343.5" table:style-name="ce1">
            <text:p>343.5</text:p>
          </table:table-cell>
          <table:table-cell office:value-type="float" office:value="343.5" table:style-name="ce1">
            <text:p>34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7" table:style-name="ce1">
            <text:p>687</text:p>
          </table:table-cell>
          <table:table-cell table:number-columns-repeated="1612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159.69999999999999" table:style-name="ce1">
            <text:p>159.7</text:p>
          </table:table-cell>
          <table:table-cell office:value-type="float" office:value="159.69999999999999" table:style-name="ce1">
            <text:p>15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9.39999999999998" table:style-name="ce1">
            <text:p>319.4</text:p>
          </table:table-cell>
          <table:table-cell table:number-columns-repeated="1612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154.5" table:style-name="ce1">
            <text:p>154.5</text:p>
          </table:table-cell>
          <table:table-cell office:value-type="float" office:value="154.5" table:style-name="ce1">
            <text:p>15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9" table:style-name="ce1">
            <text:p>309</text:p>
          </table:table-cell>
          <table:table-cell table:number-columns-repeated="1612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101.6" table:style-name="ce1">
            <text:p>101.6</text:p>
          </table:table-cell>
          <table:table-cell office:value-type="float" office:value="101.6" table:style-name="ce1">
            <text:p>10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3.2" table:style-name="ce1">
            <text:p>203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4.8888888888889" table:formula="msoxl:=AVERAGE(B2:B10)" table:style-name="ce8">
            <text:p>104.9</text:p>
          </table:table-cell>
          <table:table-cell office:value-type="float" office:value="104.8888888888889" table:formula="msoxl:=AVERAGE(C2:C10)" table:style-name="ce8">
            <text:p>104.9</text:p>
          </table:table-cell>
          <table:table-cell office:value-type="float" office:value="0" table:formula="msoxl:=AVERAGE(D2:D10)" table:style-name="ce8">
            <text:p>0.0</text:p>
          </table:table-cell>
          <table:table-cell office:value-type="float" office:value="0" table:formula="msoxl:=AVERAGE(E2: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3.401704331450063" table:formula="msoxl:=IF(B12=0,0,MAX(SUMPRODUCT(B2:B10,B2:B10)/SUM(B2:B10)-B12,0))" table:style-name="ce8">
            <text:p>93.4</text:p>
          </table:table-cell>
          <table:table-cell office:value-type="float" office:value="93.401704331450063" table:formula="msoxl:=IF(C12=0,0,MAX(SUMPRODUCT(C2:C10,C2:C10)/SUM(C2:C10)-C12,0))" table:style-name="ce8">
            <text:p>93.4</text:p>
          </table:table-cell>
          <table:table-cell office:value-type="float" office:value="0" table:formula="msoxl:=IF(D12=0,0,MAX(SUMPRODUCT(D2:D10,D2:D10)/SUM(D2:D10)-D12,0))" table:style-name="ce8">
            <text:p>0.0</text:p>
          </table:table-cell>
          <table:table-cell office:value-type="float" office:value="0" table:formula="msoxl:=IF(E12=0,0,MAX(SUMPRODUCT(E2:E10,E2:E10)/SUM(E2:E10)-E12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45.20940677966104" table:formula="msoxl:=ABS(MAX(B2:B10)-B12-B13)" table:style-name="ce8">
            <text:p>145.2</text:p>
          </table:table-cell>
          <table:table-cell office:value-type="float" office:value="145.20940677966104" table:formula="msoxl:=ABS(MAX(C2:C10)-C12-C13)" table:style-name="ce8">
            <text:p>145.2</text:p>
          </table:table-cell>
          <table:table-cell office:value-type="float" office:value="0" table:formula="msoxl:=ABS(MAX(D2:D10)-D12-D13)" table:style-name="ce8">
            <text:p>0.0</text:p>
          </table:table-cell>
          <table:table-cell office:value-type="float" office:value="0" table:formula="msoxl:=ABS(MAX(E2:E10)-E12-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98.29059322033896" table:formula="msoxl:=B12+ B13" table:style-name="ce8">
            <text:p>198.3</text:p>
          </table:table-cell>
          <table:table-cell office:value-type="float" office:value="198.29059322033896" table:formula="msoxl:=C12+ C13" table:style-name="ce8">
            <text:p>198.3</text:p>
          </table:table-cell>
          <table:table-cell office:value-type="float" office:value="0" table:formula="msoxl:=D12+ D13" table:style-name="ce8">
            <text:p>0.0</text:p>
          </table:table-cell>
          <table:table-cell office:value-type="float" office:value="0" table:formula="msoxl:=E12+ E13" table:style-name="ce8">
            <text:p>0.0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2.30556in" svg:width="13.02778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73611in" svg:width="13.02778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18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2.4" table:style-name="ce1">
            <text:p>2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6999999999999993" table:style-name="ce1">
            <text:p>4.7</text:p>
          </table:table-cell>
          <table:table-cell table:number-columns-repeated="1612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1.3" table:style-name="ce1">
            <text:p>1.3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7" table:style-name="ce1">
            <text:p>2.7</text:p>
          </table:table-cell>
          <table:table-cell table:number-columns-repeated="1612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8333333333333335" table:formula="msoxl:=AVERAGE(B2:B10)" table:style-name="ce8">
            <text:p>2.8</text:p>
          </table:table-cell>
          <table:table-cell office:value-type="float" office:value="2.8333333333333335" table:formula="msoxl:=AVERAGE(C2:C10)" table:style-name="ce8">
            <text:p>2.8</text:p>
          </table:table-cell>
          <table:table-cell office:value-type="float" office:value="0" table:formula="msoxl:=AVERAGE(D2:D10)" table:style-name="ce8">
            <text:p>0.0</text:p>
          </table:table-cell>
          <table:table-cell office:value-type="float" office:value="0" table:formula="msoxl:=AVERAGE(E2: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960784313725491" table:formula="msoxl:=IF(B12=0,0,MAX(SUMPRODUCT(B2:B10,B2:B10)/SUM(B2:B10)-B12,0))" table:style-name="ce8">
            <text:p>1.6</text:p>
          </table:table-cell>
          <table:table-cell office:value-type="float" office:value="1.5882352941176472" table:formula="msoxl:=IF(C12=0,0,MAX(SUMPRODUCT(C2:C10,C2:C10)/SUM(C2:C10)-C12,0))" table:style-name="ce8">
            <text:p>1.6</text:p>
          </table:table-cell>
          <table:table-cell office:value-type="float" office:value="0" table:formula="msoxl:=IF(D12=0,0,MAX(SUMPRODUCT(D2:D10,D2:D10)/SUM(D2:D10)-D12,0))" table:style-name="ce8">
            <text:p>0.0</text:p>
          </table:table-cell>
          <table:table-cell office:value-type="float" office:value="0" table:formula="msoxl:=IF(E12=0,0,MAX(SUMPRODUCT(E2:E10,E2:E10)/SUM(E2:E10)-E12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3705882352941172" table:formula="msoxl:=ABS(MAX(B2:B10)-B12-B13)" table:style-name="ce8">
            <text:p>2.4</text:p>
          </table:table-cell>
          <table:table-cell office:value-type="float" office:value="2.3784313725490192" table:formula="msoxl:=ABS(MAX(C2:C10)-C12-C13)" table:style-name="ce8">
            <text:p>2.4</text:p>
          </table:table-cell>
          <table:table-cell office:value-type="float" office:value="0" table:formula="msoxl:=ABS(MAX(D2:D10)-D12-D13)" table:style-name="ce8">
            <text:p>0.0</text:p>
          </table:table-cell>
          <table:table-cell office:value-type="float" office:value="0" table:formula="msoxl:=ABS(MAX(E2:E10)-E12-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4294117647058826" table:formula="msoxl:=B12+ B13" table:style-name="ce8">
            <text:p>4.4</text:p>
          </table:table-cell>
          <table:table-cell office:value-type="float" office:value="4.4215686274509807" table:formula="msoxl:=C12+ C13" table:style-name="ce8">
            <text:p>4.4</text:p>
          </table:table-cell>
          <table:table-cell office:value-type="float" office:value="0" table:formula="msoxl:=D12+ D13" table:style-name="ce8">
            <text:p>0.0</text:p>
          </table:table-cell>
          <table:table-cell office:value-type="float" office:value="0" table:formula="msoxl:=E12+ E13" table:style-name="ce8">
            <text:p>0.0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2.30556in" svg:width="13.02778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73611in" svg:width="13.02778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1111111111111112E-2" table:formula="msoxl:=AVERAGE(B2:B10)" table:style-name="ce8">
            <text:p>0.0</text:p>
          </table:table-cell>
          <table:table-cell office:value-type="float" office:value="1.1111111111111112E-2" table:formula="msoxl:=AVERAGE(C2:C10)" table:style-name="ce8">
            <text:p>0.0</text:p>
          </table:table-cell>
          <table:table-cell office:value-type="float" office:value="0" table:formula="msoxl:=AVERAGE(D2:D10)" table:style-name="ce8">
            <text:p>0.0</text:p>
          </table:table-cell>
          <table:table-cell office:value-type="float" office:value="0" table:formula="msoxl:=AVERAGE(E2: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8888888888888906E-2" table:formula="msoxl:=IF(B12=0,0,MAX(SUMPRODUCT(B2:B10,B2:B10)/SUM(B2:B10)-B12,0))" table:style-name="ce8">
            <text:p>0.1</text:p>
          </table:table-cell>
          <table:table-cell office:value-type="float" office:value="8.8888888888888906E-2" table:formula="msoxl:=IF(C12=0,0,MAX(SUMPRODUCT(C2:C10,C2:C10)/SUM(C2:C10)-C12,0))" table:style-name="ce8">
            <text:p>0.1</text:p>
          </table:table-cell>
          <table:table-cell office:value-type="float" office:value="0" table:formula="msoxl:=IF(D12=0,0,MAX(SUMPRODUCT(D2:D10,D2:D10)/SUM(D2:D10)-D12,0))" table:style-name="ce8">
            <text:p>0.0</text:p>
          </table:table-cell>
          <table:table-cell office:value-type="float" office:value="0" table:formula="msoxl:=IF(E12=0,0,MAX(SUMPRODUCT(E2:E10,E2:E10)/SUM(E2:E10)-E12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877787807814457E-17" table:formula="msoxl:=ABS(MAX(B2:B10)-B12-B13)" table:style-name="ce8">
            <text:p>0.0</text:p>
          </table:table-cell>
          <table:table-cell office:value-type="float" office:value="1.3877787807814457E-17" table:formula="msoxl:=ABS(MAX(C2:C10)-C12-C13)" table:style-name="ce8">
            <text:p>0.0</text:p>
          </table:table-cell>
          <table:table-cell office:value-type="float" office:value="0" table:formula="msoxl:=ABS(MAX(D2:D10)-D12-D13)" table:style-name="ce8">
            <text:p>0.0</text:p>
          </table:table-cell>
          <table:table-cell office:value-type="float" office:value="0" table:formula="msoxl:=ABS(MAX(E2:E10)-E12-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10000000000000002" table:formula="msoxl:=B12+ B13" table:style-name="ce8">
            <text:p>0.1</text:p>
          </table:table-cell>
          <table:table-cell office:value-type="float" office:value="0.10000000000000002" table:formula="msoxl:=C12+ C13" table:style-name="ce8">
            <text:p>0.1</text:p>
          </table:table-cell>
          <table:table-cell office:value-type="float" office:value="0" table:formula="msoxl:=D12+ D13" table:style-name="ce8">
            <text:p>0.0</text:p>
          </table:table-cell>
          <table:table-cell office:value-type="float" office:value="0" table:formula="msoxl:=E12+ E13" table:style-name="ce8">
            <text:p>0.0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2.30556in" svg:width="13.02778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73611in" svg:width="13.02778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36.5" table:style-name="ce1">
            <text:p>36.5</text:p>
          </table:table-cell>
          <table:table-cell office:value-type="float" office:value="36.5" table:style-name="ce1">
            <text:p>3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3" table:style-name="ce1">
            <text:p>73</text:p>
          </table:table-cell>
          <table:table-cell table:number-columns-repeated="1612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546.20000000000005" table:style-name="ce1">
            <text:p>546.2</text:p>
          </table:table-cell>
          <table:table-cell office:value-type="float" office:value="546.20000000000005" table:style-name="ce1">
            <text:p>54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92.4000000000001" table:style-name="ce1">
            <text:p>1092.4</text:p>
          </table:table-cell>
          <table:table-cell table:number-columns-repeated="1612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70.3" table:style-name="ce1">
            <text:p>70.3</text:p>
          </table:table-cell>
          <table:table-cell office:value-type="float" office:value="70.3" table:style-name="ce1">
            <text:p>7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0.6" table:style-name="ce1">
            <text:p>140.6</text:p>
          </table:table-cell>
          <table:table-cell table:number-columns-repeated="1612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145.9" table:style-name="ce1">
            <text:p>145.9</text:p>
          </table:table-cell>
          <table:table-cell office:value-type="float" office:value="145.9" table:style-name="ce1">
            <text:p>14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1.8" table:style-name="ce1">
            <text:p>291.8</text:p>
          </table:table-cell>
          <table:table-cell table:number-columns-repeated="1612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2976.5" table:style-name="ce1">
            <text:p>2976.5</text:p>
          </table:table-cell>
          <table:table-cell office:value-type="float" office:value="2976.5" table:style-name="ce1">
            <text:p>297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53" table:style-name="ce1">
            <text:p>5953</text:p>
          </table:table-cell>
          <table:table-cell table:number-columns-repeated="1612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995.7" table:style-name="ce1">
            <text:p>995.7</text:p>
          </table:table-cell>
          <table:table-cell office:value-type="float" office:value="995.7" table:style-name="ce1">
            <text:p>99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91.4" table:style-name="ce1">
            <text:p>1991.4</text:p>
          </table:table-cell>
          <table:table-cell table:number-columns-repeated="1612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921.8" table:style-name="ce1">
            <text:p>921.8</text:p>
          </table:table-cell>
          <table:table-cell office:value-type="float" office:value="921.8" table:style-name="ce1">
            <text:p>92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43.6" table:style-name="ce1">
            <text:p>1843.6</text:p>
          </table:table-cell>
          <table:table-cell table:number-columns-repeated="1612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318.2" table:style-name="ce1">
            <text:p>318.2</text:p>
          </table:table-cell>
          <table:table-cell office:value-type="float" office:value="318.2" table:style-name="ce1">
            <text:p>31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36.4" table:style-name="ce1">
            <text:p>636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67.90000000000009" table:formula="msoxl:=AVERAGE(B2:B10)" table:style-name="ce8">
            <text:p>667.9</text:p>
          </table:table-cell>
          <table:table-cell office:value-type="float" office:value="667.90000000000009" table:formula="msoxl:=AVERAGE(C2:C10)" table:style-name="ce8">
            <text:p>667.9</text:p>
          </table:table-cell>
          <table:table-cell office:value-type="float" office:value="0" table:formula="msoxl:=AVERAGE(D2:D10)" table:style-name="ce8">
            <text:p>0.0</text:p>
          </table:table-cell>
          <table:table-cell office:value-type="float" office:value="0" table:formula="msoxl:=AVERAGE(E2: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83.3140556636888" table:formula="msoxl:=IF(B12=0,0,MAX(SUMPRODUCT(B2:B10,B2:B10)/SUM(B2:B10)-B12,0))" table:style-name="ce8">
            <text:p>1183.3</text:p>
          </table:table-cell>
          <table:table-cell office:value-type="float" office:value="1183.3140556636888" table:formula="msoxl:=IF(C12=0,0,MAX(SUMPRODUCT(C2:C10,C2:C10)/SUM(C2:C10)-C12,0))" table:style-name="ce8">
            <text:p>1183.3</text:p>
          </table:table-cell>
          <table:table-cell office:value-type="float" office:value="0" table:formula="msoxl:=IF(D12=0,0,MAX(SUMPRODUCT(D2:D10,D2:D10)/SUM(D2:D10)-D12,0))" table:style-name="ce8">
            <text:p>0.0</text:p>
          </table:table-cell>
          <table:table-cell office:value-type="float" office:value="0" table:formula="msoxl:=IF(E12=0,0,MAX(SUMPRODUCT(E2:E10,E2:E10)/SUM(E2:E10)-E12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25.2859443363111" table:formula="msoxl:=ABS(MAX(B2:B10)-B12-B13)" table:style-name="ce8">
            <text:p>1125.3</text:p>
          </table:table-cell>
          <table:table-cell office:value-type="float" office:value="1125.2859443363111" table:formula="msoxl:=ABS(MAX(C2:C10)-C12-C13)" table:style-name="ce8">
            <text:p>1125.3</text:p>
          </table:table-cell>
          <table:table-cell office:value-type="float" office:value="0" table:formula="msoxl:=ABS(MAX(D2:D10)-D12-D13)" table:style-name="ce8">
            <text:p>0.0</text:p>
          </table:table-cell>
          <table:table-cell office:value-type="float" office:value="0" table:formula="msoxl:=ABS(MAX(E2:E10)-E12-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51.2140556636889" table:formula="msoxl:=B12+ B13" table:style-name="ce8">
            <text:p>1851.2</text:p>
          </table:table-cell>
          <table:table-cell office:value-type="float" office:value="1851.2140556636889" table:formula="msoxl:=C12+ C13" table:style-name="ce8">
            <text:p>1851.2</text:p>
          </table:table-cell>
          <table:table-cell office:value-type="float" office:value="0" table:formula="msoxl:=D12+ D13" table:style-name="ce8">
            <text:p>0.0</text:p>
          </table:table-cell>
          <table:table-cell office:value-type="float" office:value="0" table:formula="msoxl:=E12+ E13" table:style-name="ce8">
            <text:p>0.0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2.30556in" svg:width="13.02778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73611in" svg:width="13.02778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2" table:style-name="ce1">
            <text:p>15.2</text:p>
          </table:table-cell>
          <table:table-cell table:number-columns-repeated="1612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6.2" table:style-name="ce1">
            <text:p>6.2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4" table:style-name="ce1">
            <text:p>12.4</text:p>
          </table:table-cell>
          <table:table-cell table:number-columns-repeated="1612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2666666666666666" table:formula="msoxl:=AVERAGE(B2:B10)" table:style-name="ce8">
            <text:p>4.3</text:p>
          </table:table-cell>
          <table:table-cell office:value-type="float" office:value="4.2666666666666666" table:formula="msoxl:=AVERAGE(C2:C10)" table:style-name="ce8">
            <text:p>4.3</text:p>
          </table:table-cell>
          <table:table-cell office:value-type="float" office:value="0" table:formula="msoxl:=AVERAGE(D2:D10)" table:style-name="ce8">
            <text:p>0.0</text:p>
          </table:table-cell>
          <table:table-cell office:value-type="float" office:value="0" table:formula="msoxl:=AVERAGE(E2: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9333333333333336" table:formula="msoxl:=IF(B12=0,0,MAX(SUMPRODUCT(B2:B10,B2:B10)/SUM(B2:B10)-B12,0))" table:style-name="ce8">
            <text:p>1.9</text:p>
          </table:table-cell>
          <table:table-cell office:value-type="float" office:value="1.9333333333333336" table:formula="msoxl:=IF(C12=0,0,MAX(SUMPRODUCT(C2:C10,C2:C10)/SUM(C2:C10)-C12,0))" table:style-name="ce8">
            <text:p>1.9</text:p>
          </table:table-cell>
          <table:table-cell office:value-type="float" office:value="0" table:formula="msoxl:=IF(D12=0,0,MAX(SUMPRODUCT(D2:D10,D2:D10)/SUM(D2:D10)-D12,0))" table:style-name="ce8">
            <text:p>0.0</text:p>
          </table:table-cell>
          <table:table-cell office:value-type="float" office:value="0" table:formula="msoxl:=IF(E12=0,0,MAX(SUMPRODUCT(E2:E10,E2:E10)/SUM(E2:E10)-E12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4999999999999991" table:formula="msoxl:=ABS(MAX(B2:B10)-B12-B13)" table:style-name="ce8">
            <text:p>2.5</text:p>
          </table:table-cell>
          <table:table-cell office:value-type="float" office:value="2.4999999999999991" table:formula="msoxl:=ABS(MAX(C2:C10)-C12-C13)" table:style-name="ce8">
            <text:p>2.5</text:p>
          </table:table-cell>
          <table:table-cell office:value-type="float" office:value="0" table:formula="msoxl:=ABS(MAX(D2:D10)-D12-D13)" table:style-name="ce8">
            <text:p>0.0</text:p>
          </table:table-cell>
          <table:table-cell office:value-type="float" office:value="0" table:formula="msoxl:=ABS(MAX(E2:E10)-E12-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2" table:formula="msoxl:=B12+ B13" table:style-name="ce8">
            <text:p>6.2</text:p>
          </table:table-cell>
          <table:table-cell office:value-type="float" office:value="6.2" table:formula="msoxl:=C12+ C13" table:style-name="ce8">
            <text:p>6.2</text:p>
          </table:table-cell>
          <table:table-cell office:value-type="float" office:value="0" table:formula="msoxl:=D12+ D13" table:style-name="ce8">
            <text:p>0.0</text:p>
          </table:table-cell>
          <table:table-cell office:value-type="float" office:value="0" table:formula="msoxl:=E12+ E13" table:style-name="ce8">
            <text:p>0.0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2.30556in" svg:width="13.02778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188888888888883" table:formula="msoxl:=AVERAGE(B2:B10)" table:style-name="ce8">
            <text:p>58.2</text:p>
          </table:table-cell>
          <table:table-cell office:value-type="float" office:value="0" table:formula="msoxl:=AVERAGE(C2:C10)" table:style-name="ce8">
            <text:p>0.0</text:p>
          </table:table-cell>
          <table:table-cell office:value-type="float" office:value="0" table:formula="msoxl:=AVERAGE(D2:D10)" table:style-name="ce8">
            <text:p>0.0</text:p>
          </table:table-cell>
          <table:table-cell office:value-type="float" office:value="0" table:formula="msoxl:=AVERAGE(E2:E10)" table:style-name="ce8">
            <text:p>0.0</text:p>
          </table:table-cell>
          <table:table-cell office:value-type="float" office:value="0" table:formula="msoxl:=AVERAGE(F2:F10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9193982984452305E-3" table:formula="msoxl:=IF(B12=0,0,MAX(SUMPRODUCT(B2:B10,B2:B10)/SUM(B2:B10)-B12,0))" table:style-name="ce8">
            <text:p>0.0</text:p>
          </table:table-cell>
          <table:table-cell office:value-type="float" office:value="0" table:formula="msoxl:=IF(C12=0,0,MAX(SUMPRODUCT(C2:C10,C2:C10)/SUM(C2:C10)-C12,0))" table:style-name="ce8">
            <text:p>0.0</text:p>
          </table:table-cell>
          <table:table-cell office:value-type="float" office:value="0" table:formula="msoxl:=IF(D12=0,0,MAX(SUMPRODUCT(D2:D10,D2:D10)/SUM(D2:D10)-D12,0))" table:style-name="ce8">
            <text:p>0.0</text:p>
          </table:table-cell>
          <table:table-cell office:value-type="float" office:value="0" table:formula="msoxl:=IF(E12=0,0,MAX(SUMPRODUCT(E2:E10,E2:E10)/SUM(E2:E10)-E12,0))" table:style-name="ce8">
            <text:p>0.0</text:p>
          </table:table-cell>
          <table:table-cell office:value-type="float" office:value="0" table:formula="msoxl:=IF(F12=0,0,MAX(SUMPRODUCT(F2:F10,F2:F10)/SUM(F2:F10)-F12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0819171281267046" table:formula="msoxl:=ABS(MAX(B2:B10)-B12-B13)" table:style-name="ce8">
            <text:p>0.7</text:p>
          </table:table-cell>
          <table:table-cell office:value-type="float" office:value="0" table:formula="msoxl:=ABS(MAX(C2:C10)-C12-C13)" table:style-name="ce8">
            <text:p>0.0</text:p>
          </table:table-cell>
          <table:table-cell office:value-type="float" office:value="0" table:formula="msoxl:=ABS(MAX(D2:D10)-D12-D13)" table:style-name="ce8">
            <text:p>0.0</text:p>
          </table:table-cell>
          <table:table-cell office:value-type="float" office:value="0" table:formula="msoxl:=ABS(MAX(E2:E10)-E12-E13)" table:style-name="ce8">
            <text:p>0.0</text:p>
          </table:table-cell>
          <table:table-cell office:value-type="float" office:value="0" table:formula="msoxl:=ABS(MAX(F2:F10)-F12-F13)" table:style-name="ce8">
            <text:p>0.0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2.30556in" svg:width="13.02778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73611in" svg:width="13.02778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18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0" table:style-name="ce1">
            <text:p>4610</text:p>
          </table:table-cell>
          <table:table-cell office:value-type="float" office:value="3913.3" table:style-name="ce1">
            <text:p>3913.3</text:p>
          </table:table-cell>
          <table:table-cell office:value-type="float" office:value="696.6" table:style-name="ce1">
            <text:p>69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9.4" table:style-name="ce1">
            <text:p>709.4</text:p>
          </table:table-cell>
          <table:table-cell office:value-type="float" office:value="2194.9" table:style-name="ce1">
            <text:p>2194.9</text:p>
          </table:table-cell>
          <table:table-cell office:value-type="float" office:value="-1" table:style-name="ce1">
            <text:p>-1</text:p>
          </table:table-cell>
          <table:table-cell office:value-type="float" office:value="51.7" table:style-name="ce1">
            <text:p>51.7</text:p>
          </table:table-cell>
          <table:table-cell office:value-type="float" office:value="0" table:style-name="ce1">
            <text:p>0</text:p>
          </table:table-cell>
          <table:table-cell office:value-type="float" office:value="208.7" table:style-name="ce1">
            <text:p>208.7</text:p>
          </table:table-cell>
          <table:table-cell table:number-columns-repeated="1636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37.5" table:style-name="ce1">
            <text:p>4537.5</text:p>
          </table:table-cell>
          <table:table-cell office:value-type="float" office:value="3844.4" table:style-name="ce1">
            <text:p>3844.4</text:p>
          </table:table-cell>
          <table:table-cell office:value-type="float" office:value="693" table:style-name="ce1">
            <text:p>69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4.4" table:style-name="ce1">
            <text:p>724.4</text:p>
          </table:table-cell>
          <table:table-cell office:value-type="float" office:value="2253.8000000000002" table:style-name="ce1">
            <text:p>2253.8</text:p>
          </table:table-cell>
          <table:table-cell office:value-type="float" office:value="-1" table:style-name="ce1">
            <text:p>-1</text:p>
          </table:table-cell>
          <table:table-cell office:value-type="float" office:value="52.1" table:style-name="ce1">
            <text:p>52.1</text:p>
          </table:table-cell>
          <table:table-cell office:value-type="float" office:value="0" table:style-name="ce1">
            <text:p>0</text:p>
          </table:table-cell>
          <table:table-cell office:value-type="float" office:value="219.5" table:style-name="ce1">
            <text:p>219.5</text:p>
          </table:table-cell>
          <table:table-cell table:number-columns-repeated="1636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3.3999999999996" table:style-name="ce1">
            <text:p>4433.4</text:p>
          </table:table-cell>
          <table:table-cell office:value-type="float" office:value="3740.4" table:style-name="ce1">
            <text:p>3740.4</text:p>
          </table:table-cell>
          <table:table-cell office:value-type="float" office:value="692.9" table:style-name="ce1">
            <text:p>692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4.4" table:style-name="ce1">
            <text:p>724.4</text:p>
          </table:table-cell>
          <table:table-cell office:value-type="float" office:value="2358.1" table:style-name="ce1">
            <text:p>2358.1</text:p>
          </table:table-cell>
          <table:table-cell office:value-type="float" office:value="-1" table:style-name="ce1">
            <text:p>-1</text:p>
          </table:table-cell>
          <table:table-cell office:value-type="float" office:value="52.2" table:style-name="ce1">
            <text:p>52.2</text:p>
          </table:table-cell>
          <table:table-cell office:value-type="float" office:value="0" table:style-name="ce1">
            <text:p>0</text:p>
          </table:table-cell>
          <table:table-cell office:value-type="float" office:value="219.5" table:style-name="ce1">
            <text:p>219.5</text:p>
          </table:table-cell>
          <table:table-cell table:number-columns-repeated="1636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69.6000000000004" table:style-name="ce1">
            <text:p>4269.6</text:p>
          </table:table-cell>
          <table:table-cell office:value-type="float" office:value="3576.7" table:style-name="ce1">
            <text:p>3576.7</text:p>
          </table:table-cell>
          <table:table-cell office:value-type="float" office:value="692.9" table:style-name="ce1">
            <text:p>692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9.6" table:style-name="ce1">
            <text:p>729.6</text:p>
          </table:table-cell>
          <table:table-cell office:value-type="float" office:value="2516.9" table:style-name="ce1">
            <text:p>2516.9</text:p>
          </table:table-cell>
          <table:table-cell office:value-type="float" office:value="-1" table:style-name="ce1">
            <text:p>-1</text:p>
          </table:table-cell>
          <table:table-cell office:value-type="float" office:value="52.2" table:style-name="ce1">
            <text:p>52.2</text:p>
          </table:table-cell>
          <table:table-cell office:value-type="float" office:value="0" table:style-name="ce1">
            <text:p>0</text:p>
          </table:table-cell>
          <table:table-cell office:value-type="float" office:value="223.8" table:style-name="ce1">
            <text:p>223.8</text:p>
          </table:table-cell>
          <table:table-cell table:number-columns-repeated="1636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60.4" table:style-name="ce1">
            <text:p>4060.4</text:p>
          </table:table-cell>
          <table:table-cell office:value-type="float" office:value="3368.3" table:style-name="ce1">
            <text:p>3368.3</text:p>
          </table:table-cell>
          <table:table-cell office:value-type="float" office:value="692.1" table:style-name="ce1">
            <text:p>692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9" table:style-name="ce1">
            <text:p>786.9</text:p>
          </table:table-cell>
          <table:table-cell office:value-type="float" office:value="2696.4" table:style-name="ce1">
            <text:p>2696.4</text:p>
          </table:table-cell>
          <table:table-cell office:value-type="float" office:value="-1" table:style-name="ce1">
            <text:p>-1</text:p>
          </table:table-cell>
          <table:table-cell office:value-type="float" office:value="52.2" table:style-name="ce1">
            <text:p>52.2</text:p>
          </table:table-cell>
          <table:table-cell office:value-type="float" office:value="0" table:style-name="ce1">
            <text:p>0</text:p>
          </table:table-cell>
          <table:table-cell office:value-type="float" office:value="253.1" table:style-name="ce1">
            <text:p>253.1</text:p>
          </table:table-cell>
          <table:table-cell table:number-columns-repeated="1636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04.1" table:style-name="ce1">
            <text:p>4004.1</text:p>
          </table:table-cell>
          <table:table-cell office:value-type="float" office:value="3312.7" table:style-name="ce1">
            <text:p>3312.7</text:p>
          </table:table-cell>
          <table:table-cell office:value-type="float" office:value="691.3" table:style-name="ce1">
            <text:p>691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0.1" table:style-name="ce1">
            <text:p>800.1</text:p>
          </table:table-cell>
          <table:table-cell office:value-type="float" office:value="2763.5" table:style-name="ce1">
            <text:p>2763.5</text:p>
          </table:table-cell>
          <table:table-cell office:value-type="float" office:value="-1" table:style-name="ce1">
            <text:p>-1</text:p>
          </table:table-cell>
          <table:table-cell office:value-type="float" office:value="52.3" table:style-name="ce1">
            <text:p>52.3</text:p>
          </table:table-cell>
          <table:table-cell office:value-type="float" office:value="0" table:style-name="ce1">
            <text:p>0</text:p>
          </table:table-cell>
          <table:table-cell office:value-type="float" office:value="241.4" table:style-name="ce1">
            <text:p>241.4</text:p>
          </table:table-cell>
          <table:table-cell table:number-columns-repeated="1636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50.1000000000004" table:style-name="ce1">
            <text:p>4150.1</text:p>
          </table:table-cell>
          <table:table-cell office:value-type="float" office:value="3458.9" table:style-name="ce1">
            <text:p>3458.9</text:p>
          </table:table-cell>
          <table:table-cell office:value-type="float" office:value="691.2" table:style-name="ce1">
            <text:p>69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7.3" table:style-name="ce1">
            <text:p>767.3</text:p>
          </table:table-cell>
          <table:table-cell office:value-type="float" office:value="2627.2" table:style-name="ce1">
            <text:p>2627.2</text:p>
          </table:table-cell>
          <table:table-cell office:value-type="float" office:value="-1" table:style-name="ce1">
            <text:p>-1</text:p>
          </table:table-cell>
          <table:table-cell office:value-type="float" office:value="52.4" table:style-name="ce1">
            <text:p>52.4</text:p>
          </table:table-cell>
          <table:table-cell office:value-type="float" office:value="0" table:style-name="ce1">
            <text:p>0</text:p>
          </table:table-cell>
          <table:table-cell office:value-type="float" office:value="229.8" table:style-name="ce1">
            <text:p>229.8</text:p>
          </table:table-cell>
          <table:table-cell table:number-columns-repeated="1636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80.5" table:style-name="ce1">
            <text:p>4180.5</text:p>
          </table:table-cell>
          <table:table-cell office:value-type="float" office:value="3488.8" table:style-name="ce1">
            <text:p>3488.8</text:p>
          </table:table-cell>
          <table:table-cell office:value-type="float" office:value="691.7" table:style-name="ce1">
            <text:p>691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8.4" table:style-name="ce1">
            <text:p>738.4</text:p>
          </table:table-cell>
          <table:table-cell office:value-type="float" office:value="2608.1" table:style-name="ce1">
            <text:p>2608.1</text:p>
          </table:table-cell>
          <table:table-cell office:value-type="float" office:value="-1" table:style-name="ce1">
            <text:p>-1</text:p>
          </table:table-cell>
          <table:table-cell office:value-type="float" office:value="52.5" table:style-name="ce1">
            <text:p>52.5</text:p>
          </table:table-cell>
          <table:table-cell office:value-type="float" office:value="0" table:style-name="ce1">
            <text:p>0</text:p>
          </table:table-cell>
          <table:table-cell office:value-type="float" office:value="220.4" table:style-name="ce1">
            <text:p>220.4</text:p>
          </table:table-cell>
          <table:table-cell table:number-columns-repeated="1636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1.2" table:style-name="ce1">
            <text:p>4201.2</text:p>
          </table:table-cell>
          <table:table-cell office:value-type="float" office:value="3509.4" table:style-name="ce1">
            <text:p>3509.4</text:p>
          </table:table-cell>
          <table:table-cell office:value-type="float" office:value="691.8" table:style-name="ce1">
            <text:p>691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6.5" table:style-name="ce1">
            <text:p>716.5</text:p>
          </table:table-cell>
          <table:table-cell office:value-type="float" office:value="2592.6999999999998" table:style-name="ce1">
            <text:p>2592.7</text:p>
          </table:table-cell>
          <table:table-cell office:value-type="float" office:value="-1" table:style-name="ce1">
            <text:p>-1</text:p>
          </table:table-cell>
          <table:table-cell office:value-type="float" office:value="52.5" table:style-name="ce1">
            <text:p>52.5</text:p>
          </table:table-cell>
          <table:table-cell office:value-type="float" office:value="0" table:style-name="ce1">
            <text:p>0</text:p>
          </table:table-cell>
          <table:table-cell office:value-type="float" office:value="214" table:style-name="ce1">
            <text:p>214</text:p>
          </table:table-cell>
          <table:table-cell table:number-columns-repeated="16368"/>
        </table:table-row>
        <table:table-row table:number-rows-repeated="1048566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2.30556in" svg:width="13.02778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73611in" svg:width="13.02778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3.16667in" svg:width="13.02778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18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1498.2" table:style-name="ce1">
            <text:p>1498.2</text:p>
          </table:table-cell>
          <table:table-cell office:value-type="float" office:value="135" table:style-name="ce1">
            <text:p>135</text:p>
          </table:table-cell>
          <table:table-cell office:value-type="float" office:value="1498.2" table:style-name="ce1">
            <text:p>1498.2</text:p>
          </table:table-cell>
          <table:table-cell office:value-type="float" office:value="465.5" table:style-name="ce1">
            <text:p>465.5</text:p>
          </table:table-cell>
          <table:table-cell office:value-type="float" office:value="2996.4" table:style-name="ce1">
            <text:p>2996.4</text:p>
          </table:table-cell>
          <table:table-cell office:value-type="float" office:value="600.5" table:style-name="ce1">
            <text:p>600.5</text:p>
          </table:table-cell>
          <table:table-cell office:value-type="float" office:value="1633.2" table:style-name="ce1">
            <text:p>1633.2</text:p>
          </table:table-cell>
          <table:table-cell office:value-type="float" office:value="-1963.7" table:style-name="ce1">
            <text:p>-1963.7</text:p>
          </table:table-cell>
          <table:table-cell table:number-columns-repeated="16375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8985.2999999999993" table:style-name="ce1">
            <text:p>8985.3</text:p>
          </table:table-cell>
          <table:table-cell office:value-type="float" office:value="0.8" table:style-name="ce1">
            <text:p>0.8</text:p>
          </table:table-cell>
          <table:table-cell office:value-type="float" office:value="8985.2999999999993" table:style-name="ce1">
            <text:p>8985.3</text:p>
          </table:table-cell>
          <table:table-cell office:value-type="float" office:value="0" table:style-name="ce1">
            <text:p>0</text:p>
          </table:table-cell>
          <table:table-cell office:value-type="float" office:value="17970.599999999999" table:style-name="ce1">
            <text:p>17970.6</text:p>
          </table:table-cell>
          <table:table-cell office:value-type="float" office:value="0.8" table:style-name="ce1">
            <text:p>0.8</text:p>
          </table:table-cell>
          <table:table-cell office:value-type="float" office:value="8986.0999999999985" table:style-name="ce1">
            <text:p>8986.1</text:p>
          </table:table-cell>
          <table:table-cell office:value-type="float" office:value="-8985.2999999999993" table:style-name="ce1">
            <text:p>-8985.3</text:p>
          </table:table-cell>
          <table:table-cell table:number-columns-repeated="16375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3532.5" table:style-name="ce1">
            <text:p>3532.5</text:p>
          </table:table-cell>
          <table:table-cell office:value-type="float" office:value="3.4" table:style-name="ce1">
            <text:p>3.4</text:p>
          </table:table-cell>
          <table:table-cell office:value-type="float" office:value="3532.5" table:style-name="ce1">
            <text:p>3532.5</text:p>
          </table:table-cell>
          <table:table-cell office:value-type="float" office:value="176.7" table:style-name="ce1">
            <text:p>176.7</text:p>
          </table:table-cell>
          <table:table-cell office:value-type="float" office:value="7065" table:style-name="ce1">
            <text:p>7065</text:p>
          </table:table-cell>
          <table:table-cell office:value-type="float" office:value="180.1" table:style-name="ce1">
            <text:p>180.1</text:p>
          </table:table-cell>
          <table:table-cell office:value-type="float" office:value="3535.9" table:style-name="ce1">
            <text:p>3535.9</text:p>
          </table:table-cell>
          <table:table-cell office:value-type="float" office:value="-3709.2" table:style-name="ce1">
            <text:p>-3709.2</text:p>
          </table:table-cell>
          <table:table-cell table:number-columns-repeated="16375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2927.7" table:style-name="ce1">
            <text:p>2927.7</text:p>
          </table:table-cell>
          <table:table-cell office:value-type="float" office:value="37.4" table:style-name="ce1">
            <text:p>37.4</text:p>
          </table:table-cell>
          <table:table-cell office:value-type="float" office:value="2927.7" table:style-name="ce1">
            <text:p>2927.7</text:p>
          </table:table-cell>
          <table:table-cell office:value-type="float" office:value="1900.3" table:style-name="ce1">
            <text:p>1900.3</text:p>
          </table:table-cell>
          <table:table-cell office:value-type="float" office:value="5855.4" table:style-name="ce1">
            <text:p>5855.4</text:p>
          </table:table-cell>
          <table:table-cell office:value-type="float" office:value="1937.7" table:style-name="ce1">
            <text:p>1937.7</text:p>
          </table:table-cell>
          <table:table-cell office:value-type="float" office:value="2965.1" table:style-name="ce1">
            <text:p>2965.1</text:p>
          </table:table-cell>
          <table:table-cell office:value-type="float" office:value="-4828" table:style-name="ce1">
            <text:p>-4828</text:p>
          </table:table-cell>
          <table:table-cell table:number-columns-repeated="16375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7521.8" table:style-name="ce1">
            <text:p>7521.8</text:p>
          </table:table-cell>
          <table:table-cell office:value-type="float" office:value="29.6" table:style-name="ce1">
            <text:p>29.6</text:p>
          </table:table-cell>
          <table:table-cell office:value-type="float" office:value="7521.8" table:style-name="ce1">
            <text:p>7521.8</text:p>
          </table:table-cell>
          <table:table-cell office:value-type="float" office:value="714" table:style-name="ce1">
            <text:p>714</text:p>
          </table:table-cell>
          <table:table-cell office:value-type="float" office:value="15043.6" table:style-name="ce1">
            <text:p>15043.6</text:p>
          </table:table-cell>
          <table:table-cell office:value-type="float" office:value="743.6" table:style-name="ce1">
            <text:p>743.6</text:p>
          </table:table-cell>
          <table:table-cell office:value-type="float" office:value="7551.4000000000005" table:style-name="ce1">
            <text:p>7551.4</text:p>
          </table:table-cell>
          <table:table-cell office:value-type="float" office:value="-8235.7999999999993" table:style-name="ce1">
            <text:p>-8235.8</text:p>
          </table:table-cell>
          <table:table-cell table:number-columns-repeated="16375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8100.8" table:style-name="ce1">
            <text:p>8100.8</text:p>
          </table:table-cell>
          <table:table-cell office:value-type="float" office:value="33.4" table:style-name="ce1">
            <text:p>33.4</text:p>
          </table:table-cell>
          <table:table-cell office:value-type="float" office:value="8100.8" table:style-name="ce1">
            <text:p>8100.8</text:p>
          </table:table-cell>
          <table:table-cell office:value-type="float" office:value="1041.4000000000001" table:style-name="ce1">
            <text:p>1041.4</text:p>
          </table:table-cell>
          <table:table-cell office:value-type="float" office:value="16201.6" table:style-name="ce1">
            <text:p>16201.6</text:p>
          </table:table-cell>
          <table:table-cell office:value-type="float" office:value="1074.8000000000002" table:style-name="ce1">
            <text:p>1074.8</text:p>
          </table:table-cell>
          <table:table-cell office:value-type="float" office:value="8134.2" table:style-name="ce1">
            <text:p>8134.2</text:p>
          </table:table-cell>
          <table:table-cell office:value-type="float" office:value="-9142.2000000000007" table:style-name="ce1">
            <text:p>-9142.2</text:p>
          </table:table-cell>
          <table:table-cell table:number-columns-repeated="16375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8793.5" table:style-name="ce1">
            <text:p>8793.5</text:p>
          </table:table-cell>
          <table:table-cell office:value-type="float" office:value="29.9" table:style-name="ce1">
            <text:p>29.9</text:p>
          </table:table-cell>
          <table:table-cell office:value-type="float" office:value="8793.5" table:style-name="ce1">
            <text:p>8793.5</text:p>
          </table:table-cell>
          <table:table-cell office:value-type="float" office:value="1068.5" table:style-name="ce1">
            <text:p>1068.5</text:p>
          </table:table-cell>
          <table:table-cell office:value-type="float" office:value="17587" table:style-name="ce1">
            <text:p>17587</text:p>
          </table:table-cell>
          <table:table-cell office:value-type="float" office:value="1098.4000000000001" table:style-name="ce1">
            <text:p>1098.4</text:p>
          </table:table-cell>
          <table:table-cell office:value-type="float" office:value="8823.4" table:style-name="ce1">
            <text:p>8823.4</text:p>
          </table:table-cell>
          <table:table-cell office:value-type="float" office:value="-9862" table:style-name="ce1">
            <text:p>-9862</text:p>
          </table:table-cell>
          <table:table-cell table:number-columns-repeated="16375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0" table:style-name="ce1">
            <text:p>0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.5</text:p>
          </table:table-cell>
          <table:table-cell office:value-type="float" office:value="7.8" table:style-name="ce1">
            <text:p>7.8</text:p>
          </table:table-cell>
          <table:table-cell office:value-type="float" office:value="-6.7" table:style-name="ce1">
            <text:p>-6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595.5333333333338" table:formula="msoxl:=AVERAGE(B2:B10)" table:style-name="ce8">
            <text:p>4595.5</text:p>
          </table:table-cell>
          <table:table-cell office:value-type="float" office:value="30.922222222222224" table:formula="msoxl:=AVERAGE(C2:C10)" table:style-name="ce8">
            <text:p>30.9</text:p>
          </table:table-cell>
          <table:table-cell office:value-type="float" office:value="4595.5333333333338" table:formula="msoxl:=AVERAGE(D2:D10)" table:style-name="ce8">
            <text:p>4595.5</text:p>
          </table:table-cell>
          <table:table-cell office:value-type="float" office:value="597.0333333333333" table:formula="msoxl:=AVERAGE(E2:E10)" table:style-name="ce8">
            <text:p>597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743.8706531462913" table:formula="msoxl:=IF(B12=0,0,MAX(SUMPRODUCT(B2:B10,B2:B10)/SUM(B2:B10)-B12,0))" table:style-name="ce8">
            <text:p>2743.9</text:p>
          </table:table-cell>
          <table:table-cell office:value-type="float" office:value="50.225927256757281" table:formula="msoxl:=IF(C12=0,0,MAX(SUMPRODUCT(C2:C10,C2:C10)/SUM(C2:C10)-C12,0))" table:style-name="ce8">
            <text:p>50.2</text:p>
          </table:table-cell>
          <table:table-cell office:value-type="float" office:value="2743.8706531462913" table:formula="msoxl:=IF(D12=0,0,MAX(SUMPRODUCT(D2:D10,D2:D10)/SUM(D2:D10)-D12,0))" table:style-name="ce8">
            <text:p>2743.9</text:p>
          </table:table-cell>
          <table:table-cell office:value-type="float" office:value="630.35028008858603" table:formula="msoxl:=IF(E12=0,0,MAX(SUMPRODUCT(E2:E10,E2:E10)/SUM(E2:E10)-E12,0))" table:style-name="ce8">
            <text:p>630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45.8960135203743" table:formula="msoxl:=ABS(MAX(B2:B10)-B12-B13)" table:style-name="ce8">
            <text:p>1645.9</text:p>
          </table:table-cell>
          <table:table-cell office:value-type="float" office:value="53.851850521020502" table:formula="msoxl:=ABS(MAX(C2:C10)-C12-C13)" table:style-name="ce8">
            <text:p>53.9</text:p>
          </table:table-cell>
          <table:table-cell office:value-type="float" office:value="1645.8960135203743" table:formula="msoxl:=ABS(MAX(D2:D10)-D12-D13)" table:style-name="ce8">
            <text:p>1645.9</text:p>
          </table:table-cell>
          <table:table-cell office:value-type="float" office:value="672.91638657808062" table:formula="msoxl:=ABS(MAX(E2:E10)-E12-E13)" table:style-name="ce8">
            <text:p>672.9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2.30556in" svg:width="13.02778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73611in" svg:width="13.02778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18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0" table:style-name="ce1">
            <text:p>0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4182.6000000000004" table:style-name="ce1">
            <text:p>4182.6</text:p>
          </table:table-cell>
          <table:table-cell office:value-type="float" office:value="448.8" table:style-name="ce1">
            <text:p>448.8</text:p>
          </table:table-cell>
          <table:table-cell office:value-type="float" office:value="4182.6000000000004" table:style-name="ce1">
            <text:p>4182.6</text:p>
          </table:table-cell>
          <table:table-cell office:value-type="float" office:value="691.9" table:style-name="ce1">
            <text:p>691.9</text:p>
          </table:table-cell>
          <table:table-cell table:number-columns-repeated="16379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29955.7" table:style-name="ce1">
            <text:p>29955.7</text:p>
          </table:table-cell>
          <table:table-cell office:value-type="float" office:value="14.4" table:style-name="ce1">
            <text:p>14.4</text:p>
          </table:table-cell>
          <table:table-cell office:value-type="float" office:value="29955.7" table:style-name="ce1">
            <text:p>29955.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12109.9" table:style-name="ce1">
            <text:p>12109.9</text:p>
          </table:table-cell>
          <table:table-cell office:value-type="float" office:value="57.7" table:style-name="ce1">
            <text:p>57.7</text:p>
          </table:table-cell>
          <table:table-cell office:value-type="float" office:value="12109.9" table:style-name="ce1">
            <text:p>12109.9</text:p>
          </table:table-cell>
          <table:table-cell office:value-type="float" office:value="127.1" table:style-name="ce1">
            <text:p>127.1</text:p>
          </table:table-cell>
          <table:table-cell table:number-columns-repeated="16379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9954" table:style-name="ce1">
            <text:p>9954</text:p>
          </table:table-cell>
          <table:table-cell office:value-type="float" office:value="549.9" table:style-name="ce1">
            <text:p>549.9</text:p>
          </table:table-cell>
          <table:table-cell office:value-type="float" office:value="9954" table:style-name="ce1">
            <text:p>9954</text:p>
          </table:table-cell>
          <table:table-cell office:value-type="float" office:value="1387.3" table:style-name="ce1">
            <text:p>1387.3</text:p>
          </table:table-cell>
          <table:table-cell table:number-columns-repeated="16379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24756.6" table:style-name="ce1">
            <text:p>24756.6</text:p>
          </table:table-cell>
          <table:table-cell office:value-type="float" office:value="253.1" table:style-name="ce1">
            <text:p>253.1</text:p>
          </table:table-cell>
          <table:table-cell office:value-type="float" office:value="24756.6" table:style-name="ce1">
            <text:p>24756.6</text:p>
          </table:table-cell>
          <table:table-cell office:value-type="float" office:value="569.79999999999995" table:style-name="ce1">
            <text:p>569.8</text:p>
          </table:table-cell>
          <table:table-cell table:number-columns-repeated="16379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25995.599999999999" table:style-name="ce1">
            <text:p>25995.6</text:p>
          </table:table-cell>
          <table:table-cell office:value-type="float" office:value="335.4" table:style-name="ce1">
            <text:p>335.4</text:p>
          </table:table-cell>
          <table:table-cell office:value-type="float" office:value="25995.599999999999" table:style-name="ce1">
            <text:p>25995.6</text:p>
          </table:table-cell>
          <table:table-cell office:value-type="float" office:value="796.2" table:style-name="ce1">
            <text:p>796.2</text:p>
          </table:table-cell>
          <table:table-cell table:number-columns-repeated="16379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27178.7" table:style-name="ce1">
            <text:p>27178.7</text:p>
          </table:table-cell>
          <table:table-cell office:value-type="float" office:value="326.10000000000002" table:style-name="ce1">
            <text:p>326.1</text:p>
          </table:table-cell>
          <table:table-cell office:value-type="float" office:value="27178.7" table:style-name="ce1">
            <text:p>27178.7</text:p>
          </table:table-cell>
          <table:table-cell office:value-type="float" office:value="798.4" table:style-name="ce1">
            <text:p>798.4</text:p>
          </table:table-cell>
          <table:table-cell table:number-columns-repeated="16379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31168.7" table:style-name="ce1">
            <text:p>31168.7</text:p>
          </table:table-cell>
          <table:table-cell office:value-type="float" office:value="31.3" table:style-name="ce1">
            <text:p>31.3</text:p>
          </table:table-cell>
          <table:table-cell office:value-type="float" office:value="31168.7" table:style-name="ce1">
            <text:p>31168.7</text:p>
          </table:table-cell>
          <table:table-cell office:value-type="float" office:value="26.6" table:style-name="ce1">
            <text:p>26.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8366.866666666669" table:formula="msoxl:=AVERAGE(B2:B10)" table:style-name="ce8">
            <text:p>18366.9</text:p>
          </table:table-cell>
          <table:table-cell office:value-type="float" office:value="225.99999999999997" table:formula="msoxl:=AVERAGE(C2:C10)" table:style-name="ce8">
            <text:p>226.0</text:p>
          </table:table-cell>
          <table:table-cell office:value-type="float" office:value="18366.866666666669" table:formula="msoxl:=AVERAGE(D2:D10)" table:style-name="ce8">
            <text:p>18366.9</text:p>
          </table:table-cell>
          <table:table-cell office:value-type="float" office:value="488.68888888888887" table:formula="msoxl:=AVERAGE(E2:E10)" table:style-name="ce8">
            <text:p>488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795.5934853703911" table:formula="msoxl:=IF(B12=0,0,MAX(SUMPRODUCT(B2:B10,B2:B10)/SUM(B2:B10)-B12,0))" table:style-name="ce8">
            <text:p>6795.6</text:p>
          </table:table-cell>
          <table:table-cell office:value-type="float" office:value="163.14506391347109" table:formula="msoxl:=IF(C12=0,0,MAX(SUMPRODUCT(C2:C10,C2:C10)/SUM(C2:C10)-C12,0))" table:style-name="ce8">
            <text:p>163.1</text:p>
          </table:table-cell>
          <table:table-cell office:value-type="float" office:value="6795.5934853703911" table:formula="msoxl:=IF(D12=0,0,MAX(SUMPRODUCT(D2:D10,D2:D10)/SUM(D2:D10)-D12,0))" table:style-name="ce8">
            <text:p>6795.6</text:p>
          </table:table-cell>
          <table:table-cell office:value-type="float" office:value="424.46620183004154" table:formula="msoxl:=IF(E12=0,0,MAX(SUMPRODUCT(E2:E10,E2:E10)/SUM(E2:E10)-E12,0))" table:style-name="ce8">
            <text:p>42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006.239847962941" table:formula="msoxl:=ABS(MAX(B2:B10)-B12-B13)" table:style-name="ce8">
            <text:p>6006.2</text:p>
          </table:table-cell>
          <table:table-cell office:value-type="float" office:value="160.75493608652889" table:formula="msoxl:=ABS(MAX(C2:C10)-C12-C13)" table:style-name="ce8">
            <text:p>160.8</text:p>
          </table:table-cell>
          <table:table-cell office:value-type="float" office:value="6006.239847962941" table:formula="msoxl:=ABS(MAX(D2:D10)-D12-D13)" table:style-name="ce8">
            <text:p>6006.2</text:p>
          </table:table-cell>
          <table:table-cell office:value-type="float" office:value="474.14490928106954" table:formula="msoxl:=ABS(MAX(E2:E10)-E12-E13)" table:style-name="ce8">
            <text:p>474.1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2.30556in" svg:width="13.02778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73611in" svg:width="13.02778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3.16667in" svg:width="13.02778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18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79" table:style-name="ce1">
            <text:p>79</text:p>
          </table:table-cell>
          <table:table-cell office:value-type="float" office:value="-1" table:style-name="ce1">
            <text:p>-1</text:p>
          </table:table-cell>
          <table:table-cell office:value-type="float" office:value="6119.1" table:style-name="ce1">
            <text:p>6119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5.9" table:style-name="ce1">
            <text:p>2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33778.800000000003" table:style-name="ce1">
            <text:p>3377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14827" table:style-name="ce1">
            <text:p>148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13605.3" table:style-name="ce1">
            <text:p>1360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29188.7" table:style-name="ce1">
            <text:p>2918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8" table:style-name="ce1">
            <text:p>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30077" table:style-name="ce1">
            <text:p>300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3" table:style-name="ce1">
            <text:p>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32249.599999999999" table:style-name="ce1">
            <text:p>32249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5047.699999999997" table:style-name="ce1">
            <text:p>3504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6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2.30556in" svg:width="13.02778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73611in" svg:width="13.02778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7" table:style-name="ce1">
            <text:p>9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42" table:style-name="ce1">
            <text:p>9142</text:p>
          </table:table-cell>
          <table:table-cell office:value-type="float" office:value="-1" table:style-name="ce1">
            <text:p>-1</text:p>
          </table:table-cell>
          <table:table-cell office:value-type="float" office:value="4496" table:style-name="ce1">
            <text:p>4496</text:p>
          </table:table-cell>
          <table:table-cell office:value-type="float" office:value="477" table:style-name="ce1">
            <text:p>477</text:p>
          </table:table-cell>
          <table:table-cell office:value-type="float" office:value="-1" table:style-name="ce1">
            <text:p>-1</text:p>
          </table:table-cell>
          <table:table-cell office:value-type="float" office:value="194847" table:style-name="ce1">
            <text:p>1948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23" table:style-name="ce1">
            <text:p>2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46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4" table:style-name="ce1">
            <text:p>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591" table:style-name="ce1">
            <text:p>-8591</text:p>
          </table:table-cell>
          <table:table-cell office:value-type="float" office:value="0" table:style-name="ce1">
            <text:p>0</text:p>
          </table:table-cell>
          <table:table-cell office:value-type="float" office:value="3390" table:style-name="ce1">
            <text:p>33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4848" table:style-name="ce1">
            <text:p>-194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46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6" table:style-name="ce1">
            <text:p>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" table:style-name="ce1">
            <text:p>3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8811" table:style-name="ce1">
            <text:p>1988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table:number-columns-repeated="16346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5" table:style-name="ce1">
            <text:p>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-2523" table:style-name="ce1">
            <text:p>-25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8811" table:style-name="ce1">
            <text:p>-1988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59" table:style-name="ce1">
            <text:p>7459</text:p>
          </table:table-cell>
          <table:table-cell office:value-type="float" office:value="0" table:style-name="ce1">
            <text:p>0</text:p>
          </table:table-cell>
          <table:table-cell office:value-type="float" office:value="-2720" table:style-name="ce1">
            <text:p>-27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19" table:style-name="ce1">
            <text:p>-19</text:p>
          </table:table-cell>
          <table:table-cell table:number-columns-repeated="16346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5" table:style-name="ce1">
            <text:p>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18" table:style-name="ce1">
            <text:p>-2618</text:p>
          </table:table-cell>
          <table:table-cell office:value-type="float" office:value="0" table:style-name="ce1">
            <text:p>0</text:p>
          </table:table-cell>
          <table:table-cell office:value-type="float" office:value="1609" table:style-name="ce1">
            <text:p>16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3" table:style-name="ce1">
            <text:p>-13</text:p>
          </table:table-cell>
          <table:table-cell table:number-columns-repeated="16346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9" table:style-name="ce1">
            <text:p>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2" table:style-name="ce1">
            <text:p>2412</text:p>
          </table:table-cell>
          <table:table-cell office:value-type="float" office:value="0" table:style-name="ce1">
            <text:p>0</text:p>
          </table:table-cell>
          <table:table-cell office:value-type="float" office:value="-2753" table:style-name="ce1">
            <text:p>-2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6" table:style-name="ce1">
            <text:p>-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4" table:style-name="ce1">
            <text:p>8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9" table:style-name="ce1">
            <text:p>1429</text:p>
          </table:table-cell>
          <table:table-cell office:value-type="float" office:value="0" table:style-name="ce1">
            <text:p>0</text:p>
          </table:table-cell>
          <table:table-cell office:value-type="float" office:value="5301" table:style-name="ce1">
            <text:p>53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number-columns-repeated="16346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" table:style-name="ce1">
            <text:p>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607" table:style-name="ce1">
            <text:p>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number-rows-repeated="1048566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7H17M23.000S" table:style-name="ce9">
            <text:p>17:17:2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3H17M23.000S" table:style-name="ce10">
            <text:p>17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7H17M53.000S" table:style-name="ce9">
            <text:p>17:17:5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3H17M53.000S" table:style-name="ce10">
            <text:p>17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7H18M23.000S" table:style-name="ce9">
            <text:p>17:18:2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3H18M23.000S" table:style-name="ce10">
            <text:p>17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7H18M53.000S" table:style-name="ce9">
            <text:p>17:18:5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3H18M53.000S" table:style-name="ce10">
            <text:p>17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7H19M23.000S" table:style-name="ce9">
            <text:p>17:19:2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3H19M23.000S" table:style-name="ce10">
            <text:p>17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7H19M53.000S" table:style-name="ce9">
            <text:p>17:19:5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3H19M53.000S" table:style-name="ce10">
            <text:p>17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7H20M23.000S" table:style-name="ce9">
            <text:p>17:20:2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3H20M23.000S" table:style-name="ce10">
            <text:p>17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7H20M53.000S" table:style-name="ce9">
            <text:p>17:20:5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3H20M53.000S" table:style-name="ce10">
            <text:p>17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7H21M23.000S" table:style-name="ce9">
            <text:p>17:21:23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3H21M23.000S" table:style-name="ce10">
            <text:p>17:21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2.30556in" svg:width="13.02778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7.5" table:style-name="ce1">
            <text:p>7.5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91.2" table:style-name="ce1">
            <text:p>91.2</text:p>
          </table:table-cell>
          <table:table-cell office:value-type="float" office:value="8.4" table:style-name="ce1">
            <text:p>8.4</text:p>
          </table:table-cell>
          <table:table-cell table:number-columns-repeated="1637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47.6" table:style-name="ce1">
            <text:p>47.6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49.2" table:style-name="ce1">
            <text:p>49.2</text:p>
          </table:table-cell>
          <table:table-cell office:value-type="float" office:value="50.9" table:style-name="ce1">
            <text:p>50.9</text:p>
          </table:table-cell>
          <table:table-cell table:number-columns-repeated="1637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82.3" table:style-name="ce1">
            <text:p>82.3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.3</text:p>
          </table:table-cell>
          <table:table-cell office:value-type="float" office:value="94.7" table:style-name="ce1">
            <text:p>94.7</text:p>
          </table:table-cell>
          <table:table-cell table:number-columns-repeated="1637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86.9" table:style-name="ce1">
            <text:p>86.9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7.9" table:style-name="ce1">
            <text:p>7.9</text:p>
          </table:table-cell>
          <table:table-cell office:value-type="float" office:value="92.2" table:style-name="ce1">
            <text:p>92.2</text:p>
          </table:table-cell>
          <table:table-cell table:number-columns-repeated="1637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81.5" table:style-name="ce1">
            <text:p>81.5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12.6" table:style-name="ce1">
            <text:p>12.6</text:p>
          </table:table-cell>
          <table:table-cell office:value-type="float" office:value="87.4" table:style-name="ce1">
            <text:p>87.4</text:p>
          </table:table-cell>
          <table:table-cell table:number-columns-repeated="1637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87.4" table:style-name="ce1">
            <text:p>87.4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7.800000000000011" table:style-name="ce1">
            <text:p>97.8</text:p>
          </table:table-cell>
          <table:table-cell table:number-columns-repeated="1637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86.9" table:style-name="ce1">
            <text:p>86.9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86.8" table:style-name="ce1">
            <text:p>86.8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table:number-columns-repeated="1637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82.1" table:style-name="ce1">
            <text:p>82.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.9</text:p>
          </table:table-cell>
          <table:table-cell office:value-type="float" office:value="94.1" table:style-name="ce1">
            <text:p>94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72.111111111111114" table:style-name="ce1">
            <text:p>72.11111111</text:p>
          </table:table-cell>
          <table:table-cell office:value-type="float" office:value="8.1111111111111107" table:style-name="ce1">
            <text:p>8.111111111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19.744444444444447" table:style-name="ce1">
            <text:p>19.74444444</text:p>
          </table:table-cell>
          <table:table-cell office:value-type="float" office:value="80.222222222222229" table:style-name="ce1">
            <text:p>80.22222222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2.30556in" svg:width="13.02778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90.5" table:style-name="ce1">
            <text:p>90.5</text:p>
          </table:table-cell>
          <table:table-cell office:value-type="float" office:value="9.3000000000000007" table:style-name="ce1">
            <text:p>9.3</text:p>
          </table:table-cell>
          <table:table-cell table:number-columns-repeated="1637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50.2" table:style-name="ce1">
            <text:p>50.2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44.4" table:style-name="ce1">
            <text:p>44.4</text:p>
          </table:table-cell>
          <table:table-cell office:value-type="float" office:value="55.6" table:style-name="ce1">
            <text:p>55.6</text:p>
          </table:table-cell>
          <table:table-cell table:number-columns-repeated="1637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86.8" table:style-name="ce1">
            <text:p>86.8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81.5" table:style-name="ce1">
            <text:p>81.5</text:p>
          </table:table-cell>
          <table:table-cell office:value-type="float" office:value="5.5" table:style-name="ce1">
            <text:p>5.5</text:p>
          </table:table-cell>
          <table:table-cell office:value-type="float" office:value="0.1" table:style-name="ce1">
            <text:p>0.1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13.3" table:style-name="ce1">
            <text:p>13.3</text:p>
          </table:table-cell>
          <table:table-cell office:value-type="float" office:value="86.7" table:style-name="ce1">
            <text:p>86.7</text:p>
          </table:table-cell>
          <table:table-cell table:number-columns-repeated="1637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87.2" table:style-name="ce1">
            <text:p>87.2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82.2" table:style-name="ce1">
            <text:p>82.2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3.8" table:style-name="ce1">
            <text:p>93.8</text:p>
          </table:table-cell>
          <table:table-cell table:number-columns-repeated="1637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86.3" table:style-name="ce1">
            <text:p>86.3</text:p>
          </table:table-cell>
          <table:table-cell office:value-type="float" office:value="12.1" table:style-name="ce1">
            <text:p>12.1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399999999999991" table:style-name="ce1">
            <text:p>98.4</text:p>
          </table:table-cell>
          <table:table-cell table:number-columns-repeated="1637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83.6" table:style-name="ce1">
            <text:p>83.6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5" table:style-name="ce1">
            <text:p>9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71.888888888888886" table:style-name="ce1">
            <text:p>71.88888889</text:p>
          </table:table-cell>
          <table:table-cell office:value-type="float" office:value="8.4222222222222243" table:style-name="ce1">
            <text:p>8.422222222</text:p>
          </table:table-cell>
          <table:table-cell office:value-type="float" office:value="3.333333333333334E-2" table:style-name="ce1">
            <text:p>0.033333333</text:p>
          </table:table-cell>
          <table:table-cell office:value-type="float" office:value="19.666666666666668" table:style-name="ce1">
            <text:p>19.66666667</text:p>
          </table:table-cell>
          <table:table-cell office:value-type="float" office:value="80.311111111111103" table:style-name="ce1">
            <text:p>80.31111111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2.30556in" svg:width="13.02778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7.5" table:style-name="ce1">
            <text:p>7.5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1.7" table:style-name="ce1">
            <text:p>91.7</text:p>
          </table:table-cell>
          <table:table-cell office:value-type="float" office:value="8.3000000000000007" table:style-name="ce1">
            <text:p>8.3</text:p>
          </table:table-cell>
          <table:table-cell table:number-columns-repeated="1637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51.9" table:style-name="ce1">
            <text:p>51.9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44.5" table:style-name="ce1">
            <text:p>44.5</text:p>
          </table:table-cell>
          <table:table-cell office:value-type="float" office:value="55.5" table:style-name="ce1">
            <text:p>55.5</text:p>
          </table:table-cell>
          <table:table-cell table:number-columns-repeated="1637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82.2" table:style-name="ce1">
            <text:p>82.2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4.9" table:style-name="ce1">
            <text:p>94.9</text:p>
          </table:table-cell>
          <table:table-cell table:number-columns-repeated="1637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83.7" table:style-name="ce1">
            <text:p>83.7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87.5" table:style-name="ce1">
            <text:p>87.5</text:p>
          </table:table-cell>
          <table:table-cell table:number-columns-repeated="1637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80.7" table:style-name="ce1">
            <text:p>80.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3.3" table:style-name="ce1">
            <text:p>13.3</text:p>
          </table:table-cell>
          <table:table-cell office:value-type="float" office:value="86.7" table:style-name="ce1">
            <text:p>86.7</text:p>
          </table:table-cell>
          <table:table-cell table:number-columns-repeated="1637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86.9" table:style-name="ce1">
            <text:p>86.9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82.7" table:style-name="ce1">
            <text:p>82.7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3.9" table:style-name="ce1">
            <text:p>93.9</text:p>
          </table:table-cell>
          <table:table-cell table:number-columns-repeated="1637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87.4" table:style-name="ce1">
            <text:p>87.4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table:number-columns-repeated="1637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82.8" table:style-name="ce1">
            <text:p>82.8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94.399999999999991" table:style-name="ce1">
            <text:p>94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71.755555555555546" table:style-name="ce1">
            <text:p>71.75555556</text:p>
          </table:table-cell>
          <table:table-cell office:value-type="float" office:value="7.9888888888888898" table:style-name="ce1">
            <text:p>7.988888889</text:p>
          </table:table-cell>
          <table:table-cell office:value-type="float" office:value="0" table:style-name="ce1">
            <text:p>0</text:p>
          </table:table-cell>
          <table:table-cell office:value-type="float" office:value="20.255555555555553" table:style-name="ce1">
            <text:p>20.25555556</text:p>
          </table:table-cell>
          <table:table-cell office:value-type="float" office:value="79.74444444444444" table:style-name="ce1">
            <text:p>79.74444444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2.30556in" svg:width="13.02778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3H17M23.000S" table:style-name="ce9">
            <text:p>17:17:23</text:p>
          </table:table-cell>
          <table:table-cell office:value-type="float" office:value="7" table:style-name="ce1">
            <text:p>7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91.9" table:style-name="ce1">
            <text:p>91.9</text:p>
          </table:table-cell>
          <table:table-cell office:value-type="float" office:value="7.8" table:style-name="ce1">
            <text:p>7.8</text:p>
          </table:table-cell>
          <table:table-cell table:number-columns-repeated="16378"/>
        </table:table-row>
        <table:table-row table:style-name="ro1">
          <table:table-cell office:value-type="time" office:time-value="PT986633H17M53.000S" table:style-name="ce9">
            <text:p>17:17:53</text:p>
          </table:table-cell>
          <table:table-cell office:value-type="float" office:value="50.4" table:style-name="ce1">
            <text:p>50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45.2" table:style-name="ce1">
            <text:p>45.2</text:p>
          </table:table-cell>
          <table:table-cell office:value-type="float" office:value="54.8" table:style-name="ce1">
            <text:p>54.8</text:p>
          </table:table-cell>
          <table:table-cell table:number-columns-repeated="16378"/>
        </table:table-row>
        <table:table-row table:style-name="ro1">
          <table:table-cell office:value-type="time" office:time-value="PT986633H18M23.000S" table:style-name="ce9">
            <text:p>17:18:23</text:p>
          </table:table-cell>
          <table:table-cell office:value-type="float" office:value="82.3" table:style-name="ce1">
            <text:p>82.3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.4</text:p>
          </table:table-cell>
          <table:table-cell office:value-type="float" office:value="94.6" table:style-name="ce1">
            <text:p>94.6</text:p>
          </table:table-cell>
          <table:table-cell table:number-columns-repeated="16378"/>
        </table:table-row>
        <table:table-row table:style-name="ro1">
          <table:table-cell office:value-type="time" office:time-value="PT986633H18M53.000S" table:style-name="ce9">
            <text:p>17:18:53</text:p>
          </table:table-cell>
          <table:table-cell office:value-type="float" office:value="86.3" table:style-name="ce1">
            <text:p>86.3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1.7" table:style-name="ce1">
            <text:p>91.7</text:p>
          </table:table-cell>
          <table:table-cell table:number-columns-repeated="16378"/>
        </table:table-row>
        <table:table-row table:style-name="ro1">
          <table:table-cell office:value-type="time" office:time-value="PT986633H19M23.000S" table:style-name="ce9">
            <text:p>17:19:23</text:p>
          </table:table-cell>
          <table:table-cell office:value-type="float" office:value="85.4" table:style-name="ce1">
            <text:p>85.4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90.9" table:style-name="ce1">
            <text:p>90.9</text:p>
          </table:table-cell>
          <table:table-cell table:number-columns-repeated="16378"/>
        </table:table-row>
        <table:table-row table:style-name="ro1">
          <table:table-cell office:value-type="time" office:time-value="PT986633H19M53.000S" table:style-name="ce9">
            <text:p>17:19:53</text:p>
          </table:table-cell>
          <table:table-cell office:value-type="float" office:value="87.1" table:style-name="ce1">
            <text:p>87.1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98.399999999999991" table:style-name="ce1">
            <text:p>98.4</text:p>
          </table:table-cell>
          <table:table-cell table:number-columns-repeated="16378"/>
        </table:table-row>
        <table:table-row table:style-name="ro1">
          <table:table-cell office:value-type="time" office:time-value="PT986633H20M23.000S" table:style-name="ce9">
            <text:p>17:20:23</text:p>
          </table:table-cell>
          <table:table-cell office:value-type="float" office:value="82.1" table:style-name="ce1">
            <text:p>82.1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3.8" table:style-name="ce1">
            <text:p>93.8</text:p>
          </table:table-cell>
          <table:table-cell table:number-columns-repeated="16378"/>
        </table:table-row>
        <table:table-row table:style-name="ro1">
          <table:table-cell office:value-type="time" office:time-value="PT986633H20M53.000S" table:style-name="ce9">
            <text:p>17:20:53</text:p>
          </table:table-cell>
          <table:table-cell office:value-type="float" office:value="86.8" table:style-name="ce1">
            <text:p>86.8</text:p>
          </table:table-cell>
          <table:table-cell office:value-type="float" office:value="11.9" table:style-name="ce1">
            <text:p>11.9</text:p>
          </table:table-cell>
          <table:table-cell office:value-type="float" office:value="0.1" table:style-name="ce1">
            <text:p>0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8.7" table:style-name="ce1">
            <text:p>98.7</text:p>
          </table:table-cell>
          <table:table-cell table:number-columns-repeated="16378"/>
        </table:table-row>
        <table:table-row table:style-name="ro1">
          <table:table-cell office:value-type="time" office:time-value="PT986633H21M23.000S" table:style-name="ce9">
            <text:p>17:21:23</text:p>
          </table:table-cell>
          <table:table-cell office:value-type="float" office:value="80.2" table:style-name="ce1">
            <text:p>80.2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7.6" table:style-name="ce1">
            <text:p>7.6</text:p>
          </table:table-cell>
          <table:table-cell office:value-type="float" office:value="92.4" table:style-name="ce1">
            <text:p>92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71.955555555555563" table:style-name="ce1">
            <text:p>71.95555556</text:p>
          </table:table-cell>
          <table:table-cell office:value-type="float" office:value="8.3888888888888893" table:style-name="ce1">
            <text:p>8.388888889</text:p>
          </table:table-cell>
          <table:table-cell office:value-type="float" office:value="4.4444444444444446E-2" table:style-name="ce1">
            <text:p>0.044444444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344444444444434" table:style-name="ce1">
            <text:p>80.34444444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5" table:contains-header="false" table:orientation="column">
          <table:sort>
            <table:sort-by table:field-number="14" table:order="descending"/>
          </table:sort>
        </table:database-range>
        <table:database-range table:target-range-address="DISKBUSY.B1:DISKBUSY.E15" table:contains-header="false" table:orientation="column">
          <table:sort>
            <table:sort-by table:field-number="14" table:order="descending"/>
          </table:sort>
        </table:database-range>
        <table:database-range table:target-range-address="DISKREAD.B1:DISKREAD.E15" table:contains-header="false" table:orientation="column">
          <table:sort>
            <table:sort-by table:field-number="14" table:order="descending"/>
          </table:sort>
        </table:database-range>
        <table:database-range table:target-range-address="DISKWRITE.B1:DISKWRITE.E15" table:contains-header="false" table:orientation="column">
          <table:sort>
            <table:sort-by table:field-number="14" table:order="descending"/>
          </table:sort>
        </table:database-range>
        <table:database-range table:target-range-address="DISKXFER.B1:DISKXFER.E15" table:contains-header="false" table:orientation="column">
          <table:sort>
            <table:sort-by table:field-number="1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7-20T04:55:42Z</meta:creation-date>
    <dc:date>2012-07-20T04:56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System Summary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0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0" chart:class="chart:line" chart:attached-axis="primary-y" chart:style-name="G0S0">
            <chart:data-point chart:repeated="9"/>
          </chart:series>
          <chart:series chart:values-cell-range-address="DISK_SUMM.$D$2:.$D$10" chart:class="chart:line" chart:attached-axis="secondary-y" chart:style-name="G1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%Busy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0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0" chart:class="chart:line" chart:attached-axis="primary-y" chart:style-name="G0S0">
            <chart:data-point chart:repeated="9"/>
          </chart:series>
          <chart:series chart:label-cell-address="DISKBUSY.$C$1" chart:values-cell-range-address="DISKBUSY.$C$2:.$C$10" chart:class="chart:line" chart:attached-axis="primary-y" chart:style-name="G0S1">
            <chart:data-point chart:repeated="9"/>
          </chart:series>
          <chart:series chart:label-cell-address="DISKBUSY.$D$1" chart:values-cell-range-address="DISKBUSY.$D$2:.$D$10" chart:class="chart:line" chart:attached-axis="primary-y" chart:style-name="G0S2">
            <chart:data-point chart:repeated="9"/>
          </chart:series>
          <chart:series chart:label-cell-address="DISKBUSY.$E$1" chart:values-cell-range-address="DISKBUSY.$E$2:.$E$10" chart:class="chart:line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Read KB/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2:.$E$12" chart:class="chart:bar" chart:attached-axis="primary-y" chart:style-name="G0S0">
            <chart:data-point chart:repeated="4"/>
          </chart:series>
          <chart:series chart:values-cell-range-address="DISKREAD.$B$13:.$E$13" chart:class="chart:bar" chart:attached-axis="primary-y" chart:style-name="G0S1">
            <chart:data-point chart:repeated="4"/>
          </chart:series>
          <chart:series chart:values-cell-range-address="DISKREAD.$B$14:.$E$14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Read KB/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0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0" chart:class="chart:line" chart:attached-axis="primary-y" chart:style-name="G0S0">
            <chart:data-point chart:repeated="9"/>
          </chart:series>
          <chart:series chart:label-cell-address="DISKREAD.$C$1" chart:values-cell-range-address="DISKREAD.$C$2:.$C$10" chart:class="chart:line" chart:attached-axis="primary-y" chart:style-name="G0S1">
            <chart:data-point chart:repeated="9"/>
          </chart:series>
          <chart:series chart:label-cell-address="DISKREAD.$D$1" chart:values-cell-range-address="DISKREAD.$D$2:.$D$10" chart:class="chart:line" chart:attached-axis="primary-y" chart:style-name="G0S2">
            <chart:data-point chart:repeated="9"/>
          </chart:series>
          <chart:series chart:label-cell-address="DISKREAD.$E$1" chart:values-cell-range-address="DISKREAD.$E$2:.$E$10" chart:class="chart:line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Write KB/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2:.$E$12" chart:class="chart:bar" chart:attached-axis="primary-y" chart:style-name="G0S0">
            <chart:data-point chart:repeated="4"/>
          </chart:series>
          <chart:series chart:values-cell-range-address="DISKWRITE.$B$13:.$E$13" chart:class="chart:bar" chart:attached-axis="primary-y" chart:style-name="G0S1">
            <chart:data-point chart:repeated="4"/>
          </chart:series>
          <chart:series chart:values-cell-range-address="DISKWRITE.$B$14:.$E$14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Write KB/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0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0" chart:class="chart:line" chart:attached-axis="primary-y" chart:style-name="G0S0">
            <chart:data-point chart:repeated="9"/>
          </chart:series>
          <chart:series chart:label-cell-address="DISKWRITE.$C$1" chart:values-cell-range-address="DISKWRITE.$C$2:.$C$10" chart:class="chart:line" chart:attached-axis="primary-y" chart:style-name="G0S1">
            <chart:data-point chart:repeated="9"/>
          </chart:series>
          <chart:series chart:label-cell-address="DISKWRITE.$D$1" chart:values-cell-range-address="DISKWRITE.$D$2:.$D$10" chart:class="chart:line" chart:attached-axis="primary-y" chart:style-name="G0S2">
            <chart:data-point chart:repeated="9"/>
          </chart:series>
          <chart:series chart:label-cell-address="DISKWRITE.$E$1" chart:values-cell-range-address="DISKWRITE.$E$2:.$E$10" chart:class="chart:line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ransfers per second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2:.$E$12" chart:class="chart:bar" chart:attached-axis="primary-y" chart:style-name="G0S0">
            <chart:data-point chart:repeated="4"/>
          </chart:series>
          <chart:series chart:values-cell-range-address="DISKXFER.$B$13:.$E$13" chart:class="chart:bar" chart:attached-axis="primary-y" chart:style-name="G0S1">
            <chart:data-point chart:repeated="4"/>
          </chart:series>
          <chart:series chart:values-cell-range-address="DISKXFER.$B$14:.$E$14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transfers per second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0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0" chart:class="chart:line" chart:attached-axis="primary-y" chart:style-name="G0S0">
            <chart:data-point chart:repeated="9"/>
          </chart:series>
          <chart:series chart:label-cell-address="DISKXFER.$C$1" chart:values-cell-range-address="DISKXFER.$C$2:.$C$10" chart:class="chart:line" chart:attached-axis="primary-y" chart:style-name="G0S1">
            <chart:data-point chart:repeated="9"/>
          </chart:series>
          <chart:series chart:label-cell-address="DISKXFER.$D$1" chart:values-cell-range-address="DISKXFER.$D$2:.$D$10" chart:class="chart:line" chart:attached-axis="primary-y" chart:style-name="G0S2">
            <chart:data-point chart:repeated="9"/>
          </chart:series>
          <chart:series chart:label-cell-address="DISKXFER.$E$1" chart:values-cell-range-address="DISKXFER.$E$2:.$E$10" chart:class="chart:line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JFS Filespace %Used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2" chart:values-cell-range-address="JFSFILE.$B$12:.$F$12" chart:class="chart:bar" chart:attached-axis="primary-y" chart:style-name="G0S0">
            <chart:data-point chart:repeated="5"/>
          </chart:series>
          <chart:series chart:label-cell-address="JFSFILE.$A$13" chart:values-cell-range-address="JFSFILE.$B$13:.$F$13" chart:class="chart:bar" chart:attached-axis="primary-y" chart:style-name="G0S1">
            <chart:data-point chart:repeated="5"/>
          </chart:series>
          <chart:series chart:label-cell-address="JFSFILE.$A$14" chart:values-cell-range-address="JFSFILE.$B$14:.$F$14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Memory MB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0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0"/>
          </chart:axis>
          <chart:axis chart:dimension="y" chart:name="primary-y" chart:style-name="Axs1"/>
          <chart:series chart:label-cell-address="MEM.$B$1" chart:values-cell-range-address="MEM.$B$2:.$B$10" chart:class="chart:area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Total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0"/>
          </chart:axis>
          <chart:axis chart:dimension="y" chart:name="primary-y" chart:style-name="Axs1"/>
          <chart:series chart:label-cell-address="CPU_ALL.$B$1" chart:values-cell-range-address="CPU_ALL.$B$2:.$B$10" chart:class="chart:area" chart:attached-axis="primary-y" chart:style-name="G0S0">
            <chart:data-point chart:repeated="9"/>
          </chart:series>
          <chart:series chart:label-cell-address="CPU_ALL.$C$1" chart:values-cell-range-address="CPU_ALL.$C$2:.$C$10" chart:class="chart:area" chart:attached-axis="primary-y" chart:style-name="G0S1">
            <chart:data-point chart:repeated="9"/>
          </chart:series>
          <chart:series chart:label-cell-address="CPU_ALL.$D$1" chart:values-cell-range-address="CPU_ALL.$D$2:.$D$10" chart:class="chart:area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180_Threads (KB/s)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0"/>
          </chart:axis>
          <chart:axis chart:dimension="y" chart:name="primary-y" chart:style-name="Axs1"/>
          <chart:series chart:label-cell-address="NET.$I$1" chart:values-cell-range-address="NET.$I$2:.$I$10" chart:class="chart:area" chart:attached-axis="primary-y" chart:style-name="G0S1">
            <chart:data-point chart:repeated="9"/>
          </chart:series>
          <chart:series chart:label-cell-address="NET.$H$1" chart:values-cell-range-address="NET.$H$2:.$H$10" chart:class="chart:area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I/O JMeter_Test_18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2" chart:values-cell-range-address="NET.$B$12:.$E$12" chart:class="chart:bar" chart:attached-axis="primary-y" chart:style-name="G0S0">
            <chart:data-point chart:repeated="4"/>
          </chart:series>
          <chart:series chart:label-cell-address="NET.$A$13" chart:values-cell-range-address="NET.$B$13:.$E$13" chart:class="chart:bar" chart:attached-axis="primary-y" chart:style-name="G0S1">
            <chart:data-point chart:repeated="4"/>
          </chart:series>
          <chart:series chart:label-cell-address="NET.$A$14" chart:values-cell-range-address="NET.$B$14:.$E$14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18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0"/>
          </chart:axis>
          <chart:axis chart:dimension="y" chart:name="primary-y" chart:style-name="Axs1"/>
          <chart:series chart:label-cell-address="NET.$B$1" chart:values-cell-range-address="NET.$B$2:.$B$10" chart:class="chart:area" chart:attached-axis="primary-y" chart:style-name="G0S0">
            <chart:data-point chart:repeated="9"/>
          </chart:series>
          <chart:series chart:label-cell-address="NET.$C$1" chart:values-cell-range-address="NET.$C$2:.$C$10" chart:class="chart:area" chart:attached-axis="primary-y" chart:style-name="G0S1">
            <chart:data-point chart:repeated="9"/>
          </chart:series>
          <chart:series chart:label-cell-address="NET.$D$1" chart:values-cell-range-address="NET.$D$2:.$D$10" chart:class="chart:area" chart:attached-axis="primary-y" chart:style-name="G0S2">
            <chart:data-point chart:repeated="9"/>
          </chart:series>
          <chart:series chart:label-cell-address="NET.$E$1" chart:values-cell-range-address="NET.$E$2:.$E$10" chart:class="chart:area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Packet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2" chart:values-cell-range-address="NETPACKET.$B$12:.$E$12" chart:class="chart:bar" chart:attached-axis="primary-y" chart:style-name="G0S0">
            <chart:data-point chart:repeated="4"/>
          </chart:series>
          <chart:series chart:label-cell-address="NETPACKET.$A$13" chart:values-cell-range-address="NETPACKET.$B$13:.$E$13" chart:class="chart:bar" chart:attached-axis="primary-y" chart:style-name="G0S1">
            <chart:data-point chart:repeated="4"/>
          </chart:series>
          <chart:series chart:label-cell-address="NETPACKET.$A$14" chart:values-cell-range-address="NETPACKET.$B$14:.$E$14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Network Packet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0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0" chart:class="chart:line" chart:attached-axis="primary-y" chart:style-name="G0S0">
            <chart:data-point chart:repeated="9"/>
          </chart:series>
          <chart:series chart:label-cell-address="NETPACKET.$C$1" chart:values-cell-range-address="NETPACKET.$C$2:.$C$10" chart:class="chart:line" chart:attached-axis="primary-y" chart:style-name="G0S1">
            <chart:data-point chart:repeated="9"/>
          </chart:series>
          <chart:series chart:label-cell-address="NETPACKET.$D$1" chart:values-cell-range-address="NETPACKET.$D$2:.$D$10" chart:class="chart:line" chart:attached-axis="primary-y" chart:style-name="G0S2">
            <chart:data-point chart:repeated="9"/>
          </chart:series>
          <chart:series chart:label-cell-address="NETPACKET.$E$1" chart:values-cell-range-address="NETPACKET.$E$2:.$E$10" chart:class="chart:line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0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0" chart:class="chart:line" chart:attached-axis="primary-y" chart:style-name="G0S0">
            <chart:data-point chart:repeated="9"/>
          </chart:series>
          <chart:series chart:label-cell-address="PROC.$C$1" chart:values-cell-range-address="PROC.$C$2:.$C$10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0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0" chart:class="chart:line" chart:attached-axis="primary-y" chart:style-name="G0S0">
            <chart:data-point chart:repeated="9"/>
          </chart:series>
          <chart:series chart:values-cell-range-address="PROC.$E$2:.$E$10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0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0" chart:class="chart:line" chart:attached-axis="primary-y" chart:style-name="G0S0">
            <chart:data-point chart:repeated="9"/>
          </chart:series>
          <chart:series chart:values-cell-range-address="PROC.$I$2:.$I$10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File-backed paging (kBy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0"/>
          </chart:axis>
          <chart:axis chart:dimension="y" chart:name="primary-y" chart:style-name="Axs1"/>
          <chart:series chart:label-cell-address="VM.$H$1" chart:values-cell-range-address="VM.$H$2:.$H$10" chart:class="chart:area" chart:attached-axis="primary-y" chart:style-name="G0S0">
            <chart:data-point chart:repeated="9"/>
          </chart:series>
          <chart:series chart:label-cell-address="VM.$I$1" chart:values-cell-range-address="VM.$I$2:.$I$10" chart:class="chart:area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Swap-space activity (kByt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0"/>
          </chart:axis>
          <chart:axis chart:dimension="y" chart:name="primary-y" chart:style-name="Axs1"/>
          <chart:series chart:label-cell-address="VM.$J$1" chart:values-cell-range-address="VM.$J$2:.$J$10" chart:class="chart:area" chart:attached-axis="primary-y" chart:style-name="G0S0">
            <chart:data-point chart:repeated="9"/>
          </chart:series>
          <chart:series chart:label-cell-address="VM.$K$1" chart:values-cell-range-address="VM.$K$2:.$K$10" chart:class="chart:area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0"/>
          </chart:axis>
          <chart:axis chart:dimension="y" chart:name="primary-y" chart:style-name="Axs1"/>
          <chart:series chart:label-cell-address="CPU_ALL.$G$1" chart:values-cell-range-address="CPU_ALL.$G$2:.$G$10" chart:class="chart:area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1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0"/>
          </chart:axis>
          <chart:axis chart:dimension="y" chart:name="primary-y" chart:style-name="Axs1"/>
          <chart:series chart:label-cell-address="CPU01.$B$1" chart:values-cell-range-address="CPU01.$B$2:.$B$10" chart:class="chart:area" chart:attached-axis="primary-y" chart:style-name="G0S0">
            <chart:data-point chart:repeated="9"/>
          </chart:series>
          <chart:series chart:label-cell-address="CPU01.$C$1" chart:values-cell-range-address="CPU01.$C$2:.$C$10" chart:class="chart:area" chart:attached-axis="primary-y" chart:style-name="G0S1">
            <chart:data-point chart:repeated="9"/>
          </chart:series>
          <chart:series chart:label-cell-address="CPU01.$D$1" chart:values-cell-range-address="CPU01.$D$2:.$D$10" chart:class="chart:area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2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0"/>
          </chart:axis>
          <chart:axis chart:dimension="y" chart:name="primary-y" chart:style-name="Axs1"/>
          <chart:series chart:label-cell-address="CPU02.$B$1" chart:values-cell-range-address="CPU02.$B$2:.$B$10" chart:class="chart:area" chart:attached-axis="primary-y" chart:style-name="G0S0">
            <chart:data-point chart:repeated="9"/>
          </chart:series>
          <chart:series chart:label-cell-address="CPU02.$C$1" chart:values-cell-range-address="CPU02.$C$2:.$C$10" chart:class="chart:area" chart:attached-axis="primary-y" chart:style-name="G0S1">
            <chart:data-point chart:repeated="9"/>
          </chart:series>
          <chart:series chart:label-cell-address="CPU02.$D$1" chart:values-cell-range-address="CPU02.$D$2:.$D$10" chart:class="chart:area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3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0"/>
          </chart:axis>
          <chart:axis chart:dimension="y" chart:name="primary-y" chart:style-name="Axs1"/>
          <chart:series chart:label-cell-address="CPU03.$B$1" chart:values-cell-range-address="CPU03.$B$2:.$B$10" chart:class="chart:area" chart:attached-axis="primary-y" chart:style-name="G0S0">
            <chart:data-point chart:repeated="9"/>
          </chart:series>
          <chart:series chart:label-cell-address="CPU03.$C$1" chart:values-cell-range-address="CPU03.$C$2:.$C$10" chart:class="chart:area" chart:attached-axis="primary-y" chart:style-name="G0S1">
            <chart:data-point chart:repeated="9"/>
          </chart:series>
          <chart:series chart:label-cell-address="CPU03.$D$1" chart:values-cell-range-address="CPU03.$D$2:.$D$10" chart:class="chart:area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4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0"/>
          </chart:axis>
          <chart:axis chart:dimension="y" chart:name="primary-y" chart:style-name="Axs1"/>
          <chart:series chart:label-cell-address="CPU04.$B$1" chart:values-cell-range-address="CPU04.$B$2:.$B$10" chart:class="chart:area" chart:attached-axis="primary-y" chart:style-name="G0S0">
            <chart:data-point chart:repeated="9"/>
          </chart:series>
          <chart:series chart:label-cell-address="CPU04.$C$1" chart:values-cell-range-address="CPU04.$C$2:.$C$10" chart:class="chart:area" chart:attached-axis="primary-y" chart:style-name="G0S1">
            <chart:data-point chart:repeated="9"/>
          </chart:series>
          <chart:series chart:label-cell-address="CPU04.$D$1" chart:values-cell-range-address="CPU04.$D$2:.$D$10" chart:class="chart:area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CPU by Processor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Disk total KB/s JMeter_Test_180_Threads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0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0" chart:class="chart:area" chart:attached-axis="primary-y" chart:style-name="G0S0">
            <chart:data-point chart:repeated="9"/>
          </chart:series>
          <chart:series chart:label-cell-address="DISK_SUMM.$C$1" chart:values-cell-range-address="DISK_SUMM.$C$2:.$C$10" chart:class="chart:area" chart:attached-axis="primary-y" chart:style-name="G0S1">
            <chart:data-point chart:repeated="9"/>
          </chart:series>
          <chart:series chart:values-cell-range-address="DISK_SUMM.$D$2:.$D$10" chart:class="chart:line" chart:attached-axis="secondary-y" chart:style-name="G1S0"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otal KB/s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2" chart:values-cell-range-address="DISK_SUMM.$B$12:.$D$12" chart:class="chart:bar" chart:attached-axis="primary-y" chart:style-name="G0S0">
            <chart:data-point chart:repeated="3"/>
          </chart:series>
          <chart:series chart:label-cell-address="DISK_SUMM.$A$13" chart:values-cell-range-address="DISK_SUMM.$B$13:.$D$13" chart:class="chart:bar" chart:attached-axis="primary-y" chart:style-name="G0S1">
            <chart:data-point chart:repeated="3"/>
          </chart:series>
          <chart:series chart:label-cell-address="DISK_SUMM.$A$14" chart:values-cell-range-address="DISK_SUMM.$B$14:.$D$14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Block Size JMeter_Test_18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2:.$E$12" chart:class="chart:bar" chart:attached-axis="primary-y" chart:style-name="G0S0">
            <chart:data-point chart:repeated="4"/>
          </chart:series>
          <chart:series chart:values-cell-range-address="DISKBSIZE.$B$13:.$E$13" chart:class="chart:bar" chart:attached-axis="primary-y" chart:style-name="G0S1">
            <chart:data-point chart:repeated="4"/>
          </chart:series>
          <chart:series chart:values-cell-range-address="DISKBSIZE.$B$14:.$E$14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Block Size JMeter_Test_18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0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0" chart:class="chart:line" chart:attached-axis="primary-y" chart:style-name="G0S0">
            <chart:data-point chart:repeated="9"/>
          </chart:series>
          <chart:series chart:label-cell-address="DISKBSIZE.$C$1" chart:values-cell-range-address="DISKBSIZE.$C$2:.$C$10" chart:class="chart:line" chart:attached-axis="primary-y" chart:style-name="G0S1">
            <chart:data-point chart:repeated="9"/>
          </chart:series>
          <chart:series chart:label-cell-address="DISKBSIZE.$D$1" chart:values-cell-range-address="DISKBSIZE.$D$2:.$D$10" chart:class="chart:line" chart:attached-axis="primary-y" chart:style-name="G0S2">
            <chart:data-point chart:repeated="9"/>
          </chart:series>
          <chart:series chart:label-cell-address="DISKBSIZE.$E$1" chart:values-cell-range-address="DISKBSIZE.$E$2:.$E$10" chart:class="chart:line" chart:attached-axis="primary-y" chart:style-name="G0S3">
            <chart:data-point chart:repeated="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%Busy JMeter_Test_18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2:.$E$12" chart:class="chart:bar" chart:attached-axis="primary-y" chart:style-name="G0S0">
            <chart:data-point chart:repeated="4"/>
          </chart:series>
          <chart:series chart:values-cell-range-address="DISKBUSY.$B$13:.$E$13" chart:class="chart:bar" chart:attached-axis="primary-y" chart:style-name="G0S1">
            <chart:data-point chart:repeated="4"/>
          </chart:series>
          <chart:series chart:values-cell-range-address="DISKBUSY.$B$14:.$E$14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